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oints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>
            <text:p>elbow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wrist_1_joint</text:p>
          </table:table-cell>
          <table:table-cell office:value-type="string" calcext:value-type="string">
            <text:p>wrist_2_joint</text:p>
          </table:table-cell>
          <table:table-cell office:value-type="string" calcext:value-type="string">
            <text:p>wrist_3_joint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1907" calcext:value-type="float">
            <text:p>-1.41907</text:p>
          </table:table-cell>
          <table:table-cell office:value-type="float" office:value="-4.997" calcext:value-type="float">
            <text:p>-4.997</text:p>
          </table:table-cell>
          <table:table-cell office:value-type="float" office:value="0.369899" calcext:value-type="float">
            <text:p>0.369899</text:p>
          </table:table-cell>
          <table:table-cell office:value-type="float" office:value="0.140304" calcext:value-type="float">
            <text:p>0.140304</text:p>
          </table:table-cell>
          <table:table-cell office:value-type="float" office:value="-0.274507" calcext:value-type="float">
            <text:p>-0.274507</text:p>
          </table:table-cell>
          <table:table-cell office:value-type="float" office:value="-0.0488013" calcext:value-type="float">
            <text:p>-0.0488013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3836" calcext:value-type="float">
            <text:p>-1.33836</text:p>
          </table:table-cell>
          <table:table-cell office:value-type="float" office:value="-5.00821" calcext:value-type="float">
            <text:p>-5.00821</text:p>
          </table:table-cell>
          <table:table-cell office:value-type="float" office:value="0.340755" calcext:value-type="float">
            <text:p>0.340755</text:p>
          </table:table-cell>
          <table:table-cell office:value-type="float" office:value="0.17843" calcext:value-type="float">
            <text:p>0.17843</text:p>
          </table:table-cell>
          <table:table-cell office:value-type="float" office:value="-0.228756" calcext:value-type="float">
            <text:p>-0.228756</text:p>
          </table:table-cell>
          <table:table-cell office:value-type="float" office:value="-0.0594766" calcext:value-type="float">
            <text:p>-0.059476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6975" calcext:value-type="float">
            <text:p>-1.36975</text:p>
          </table:table-cell>
          <table:table-cell office:value-type="float" office:value="-5.01045" calcext:value-type="float">
            <text:p>-5.01045</text:p>
          </table:table-cell>
          <table:table-cell office:value-type="float" office:value="0.354206" calcext:value-type="float">
            <text:p>0.354206</text:p>
          </table:table-cell>
          <table:table-cell office:value-type="float" office:value="0.170805" calcext:value-type="float">
            <text:p>0.170805</text:p>
          </table:table-cell>
          <table:table-cell office:value-type="float" office:value="-0.242482" calcext:value-type="float">
            <text:p>-0.242482</text:p>
          </table:table-cell>
          <table:table-cell office:value-type="float" office:value="-0.0549015" calcext:value-type="float">
            <text:p>-0.054901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6975" calcext:value-type="float">
            <text:p>-1.36975</text:p>
          </table:table-cell>
          <table:table-cell office:value-type="float" office:value="-5.01045" calcext:value-type="float">
            <text:p>-5.01045</text:p>
          </table:table-cell>
          <table:table-cell office:value-type="float" office:value="0.354206" calcext:value-type="float">
            <text:p>0.354206</text:p>
          </table:table-cell>
          <table:table-cell office:value-type="float" office:value="0.170805" calcext:value-type="float">
            <text:p>0.170805</text:p>
          </table:table-cell>
          <table:table-cell office:value-type="float" office:value="-0.242482" calcext:value-type="float">
            <text:p>-0.242482</text:p>
          </table:table-cell>
          <table:table-cell office:value-type="float" office:value="-0.0549015" calcext:value-type="float">
            <text:p>-0.054901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2131" calcext:value-type="float">
            <text:p>-1.42131</text:p>
          </table:table-cell>
          <table:table-cell office:value-type="float" office:value="-4.99027" calcext:value-type="float">
            <text:p>-4.99027</text:p>
          </table:table-cell>
          <table:table-cell office:value-type="float" office:value="0.35869" calcext:value-type="float">
            <text:p>0.35869</text:p>
          </table:table-cell>
          <table:table-cell office:value-type="float" office:value="0.149454" calcext:value-type="float">
            <text:p>0.149454</text:p>
          </table:table-cell>
          <table:table-cell office:value-type="float" office:value="-0.265357" calcext:value-type="float">
            <text:p>-0.265357</text:p>
          </table:table-cell>
          <table:table-cell office:value-type="float" office:value="-0.0625267" calcext:value-type="float">
            <text:p>-0.0625267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29577" calcext:value-type="float">
            <text:p>-1.29577</text:p>
          </table:table-cell>
          <table:table-cell office:value-type="float" office:value="-4.99924" calcext:value-type="float">
            <text:p>-4.99924</text:p>
          </table:table-cell>
          <table:table-cell office:value-type="float" office:value="0.360932" calcext:value-type="float">
            <text:p>0.360932</text:p>
          </table:table-cell>
          <table:table-cell office:value-type="float" office:value="0.118953" calcext:value-type="float">
            <text:p>0.118953</text:p>
          </table:table-cell>
          <table:table-cell office:value-type="float" office:value="-0.247057" calcext:value-type="float">
            <text:p>-0.247057</text:p>
          </table:table-cell>
          <table:table-cell office:value-type="float" office:value="-0.0564265" calcext:value-type="float">
            <text:p>-0.056426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0698" calcext:value-type="float">
            <text:p>-1.30698</text:p>
          </table:table-cell>
          <table:table-cell office:value-type="float" office:value="-5.00821" calcext:value-type="float">
            <text:p>-5.00821</text:p>
          </table:table-cell>
          <table:table-cell office:value-type="float" office:value="0.369899" calcext:value-type="float">
            <text:p>0.369899</text:p>
          </table:table-cell>
          <table:table-cell office:value-type="float" office:value="0.161654" calcext:value-type="float">
            <text:p>0.161654</text:p>
          </table:table-cell>
          <table:table-cell office:value-type="float" office:value="-0.286708" calcext:value-type="float">
            <text:p>-0.286708</text:p>
          </table:table-cell>
          <table:table-cell office:value-type="float" office:value="-0.0533764" calcext:value-type="float">
            <text:p>-0.053376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26662" calcext:value-type="float">
            <text:p>-1.26662</text:p>
          </table:table-cell>
          <table:table-cell office:value-type="float" office:value="-4.98355" calcext:value-type="float">
            <text:p>-4.98355</text:p>
          </table:table-cell>
          <table:table-cell office:value-type="float" office:value="0.354206" calcext:value-type="float">
            <text:p>0.354206</text:p>
          </table:table-cell>
          <table:table-cell office:value-type="float" office:value="0.158604" calcext:value-type="float">
            <text:p>0.158604</text:p>
          </table:table-cell>
          <table:table-cell office:value-type="float" office:value="-0.251632" calcext:value-type="float">
            <text:p>-0.251632</text:p>
          </table:table-cell>
          <table:table-cell office:value-type="float" office:value="-0.0640517" calcext:value-type="float">
            <text:p>-0.0640517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7647" calcext:value-type="float">
            <text:p>-1.37647</text:p>
          </table:table-cell>
          <table:table-cell office:value-type="float" office:value="-4.99251" calcext:value-type="float">
            <text:p>-4.99251</text:p>
          </table:table-cell>
          <table:table-cell office:value-type="float" office:value="0.369899" calcext:value-type="float">
            <text:p>0.369899</text:p>
          </table:table-cell>
          <table:table-cell office:value-type="float" office:value="0.147929" calcext:value-type="float">
            <text:p>0.147929</text:p>
          </table:table-cell>
          <table:table-cell office:value-type="float" office:value="-0.262307" calcext:value-type="float">
            <text:p>-0.262307</text:p>
          </table:table-cell>
          <table:table-cell office:value-type="float" office:value="-0.0549015" calcext:value-type="float">
            <text:p>-0.054901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21282" calcext:value-type="float">
            <text:p>-1.21282</text:p>
          </table:table-cell>
          <table:table-cell office:value-type="float" office:value="-5.00148" calcext:value-type="float">
            <text:p>-5.00148</text:p>
          </table:table-cell>
          <table:table-cell office:value-type="float" office:value="0.367657" calcext:value-type="float">
            <text:p>0.367657</text:p>
          </table:table-cell>
          <table:table-cell office:value-type="float" office:value="0.122003" calcext:value-type="float">
            <text:p>0.122003</text:p>
          </table:table-cell>
          <table:table-cell office:value-type="float" office:value="-0.244007" calcext:value-type="float">
            <text:p>-0.244007</text:p>
          </table:table-cell>
          <table:table-cell office:value-type="float" office:value="-0.0549015" calcext:value-type="float">
            <text:p>-0.054901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4733" calcext:value-type="float">
            <text:p>-1.34733</text:p>
          </table:table-cell>
          <table:table-cell office:value-type="float" office:value="-4.98579" calcext:value-type="float">
            <text:p>-4.98579</text:p>
          </table:table-cell>
          <table:table-cell office:value-type="float" office:value="0.376624" calcext:value-type="float">
            <text:p>0.376624</text:p>
          </table:table-cell>
          <table:table-cell office:value-type="float" office:value="0.143354" calcext:value-type="float">
            <text:p>0.143354</text:p>
          </table:table-cell>
          <table:table-cell office:value-type="float" office:value="-0.279083" calcext:value-type="float">
            <text:p>-0.279083</text:p>
          </table:table-cell>
          <table:table-cell office:value-type="float" office:value="-0.0472763" calcext:value-type="float">
            <text:p>-0.0472763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3924" calcext:value-type="float">
            <text:p>-1.43924</text:p>
          </table:table-cell>
          <table:table-cell office:value-type="float" office:value="-4.997" calcext:value-type="float">
            <text:p>-4.997</text:p>
          </table:table-cell>
          <table:table-cell office:value-type="float" office:value="0.351964" calcext:value-type="float">
            <text:p>0.351964</text:p>
          </table:table-cell>
          <table:table-cell office:value-type="float" office:value="0.160129" calcext:value-type="float">
            <text:p>0.160129</text:p>
          </table:table-cell>
          <table:table-cell office:value-type="float" office:value="-0.285183" calcext:value-type="float">
            <text:p>-0.285183</text:p>
          </table:table-cell>
          <table:table-cell office:value-type="float" office:value="-0.0518514" calcext:value-type="float">
            <text:p>-0.051851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37" calcext:value-type="float">
            <text:p>-1.437</text:p>
          </table:table-cell>
          <table:table-cell office:value-type="float" office:value="-4.9813" calcext:value-type="float">
            <text:p>-4.9813</text:p>
          </table:table-cell>
          <table:table-cell office:value-type="float" office:value="0.367657" calcext:value-type="float">
            <text:p>0.367657</text:p>
          </table:table-cell>
          <table:table-cell office:value-type="float" office:value="0.125053" calcext:value-type="float">
            <text:p>0.125053</text:p>
          </table:table-cell>
          <table:table-cell office:value-type="float" office:value="-0.224181" calcext:value-type="float">
            <text:p>-0.224181</text:p>
          </table:table-cell>
          <table:table-cell office:value-type="float" office:value="-0.0579516" calcext:value-type="float">
            <text:p>-0.057951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37" calcext:value-type="float">
            <text:p>-1.437</text:p>
          </table:table-cell>
          <table:table-cell office:value-type="float" office:value="-4.9813" calcext:value-type="float">
            <text:p>-4.9813</text:p>
          </table:table-cell>
          <table:table-cell office:value-type="float" office:value="0.367657" calcext:value-type="float">
            <text:p>0.367657</text:p>
          </table:table-cell>
          <table:table-cell office:value-type="float" office:value="0.125053" calcext:value-type="float">
            <text:p>0.125053</text:p>
          </table:table-cell>
          <table:table-cell office:value-type="float" office:value="-0.224181" calcext:value-type="float">
            <text:p>-0.224181</text:p>
          </table:table-cell>
          <table:table-cell office:value-type="float" office:value="-0.0579516" calcext:value-type="float">
            <text:p>-0.057951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9441" calcext:value-type="float">
            <text:p>-1.39441</text:p>
          </table:table-cell>
          <table:table-cell office:value-type="float" office:value="-4.99251" calcext:value-type="float">
            <text:p>-4.99251</text:p>
          </table:table-cell>
          <table:table-cell office:value-type="float" office:value="0.365415" calcext:value-type="float">
            <text:p>0.365415</text:p>
          </table:table-cell>
          <table:table-cell office:value-type="float" office:value="0.112853" calcext:value-type="float">
            <text:p>0.112853</text:p>
          </table:table-cell>
          <table:table-cell office:value-type="float" office:value="-0.244007" calcext:value-type="float">
            <text:p>-0.244007</text:p>
          </table:table-cell>
          <table:table-cell office:value-type="float" office:value="-0.0503264" calcext:value-type="float">
            <text:p>-0.050326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639" calcext:value-type="float">
            <text:p>-1.4639</text:p>
          </table:table-cell>
          <table:table-cell office:value-type="float" office:value="-4.97458" calcext:value-type="float">
            <text:p>-4.97458</text:p>
          </table:table-cell>
          <table:table-cell office:value-type="float" office:value="0.35869" calcext:value-type="float">
            <text:p>0.35869</text:p>
          </table:table-cell>
          <table:table-cell office:value-type="float" office:value="0.128103" calcext:value-type="float">
            <text:p>0.128103</text:p>
          </table:table-cell>
          <table:table-cell office:value-type="float" office:value="-0.289758" calcext:value-type="float">
            <text:p>-0.289758</text:p>
          </table:table-cell>
          <table:table-cell office:value-type="float" office:value="-0.0564265" calcext:value-type="float">
            <text:p>-0.056426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3252" calcext:value-type="float">
            <text:p>-1.43252</text:p>
          </table:table-cell>
          <table:table-cell office:value-type="float" office:value="-4.99251" calcext:value-type="float">
            <text:p>-4.99251</text:p>
          </table:table-cell>
          <table:table-cell office:value-type="float" office:value="0.356448" calcext:value-type="float">
            <text:p>0.356448</text:p>
          </table:table-cell>
          <table:table-cell office:value-type="float" office:value="0.125053" calcext:value-type="float">
            <text:p>0.125053</text:p>
          </table:table-cell>
          <table:table-cell office:value-type="float" office:value="-0.216556" calcext:value-type="float">
            <text:p>-0.216556</text:p>
          </table:table-cell>
          <table:table-cell office:value-type="float" office:value="-0.0488013" calcext:value-type="float">
            <text:p>-0.0488013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6274" calcext:value-type="float">
            <text:p>0.0017627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37" calcext:value-type="float">
            <text:p>-1.437</text:p>
          </table:table-cell>
          <table:table-cell office:value-type="float" office:value="-4.99251" calcext:value-type="float">
            <text:p>-4.99251</text:p>
          </table:table-cell>
          <table:table-cell office:value-type="float" office:value="0.378866" calcext:value-type="float">
            <text:p>0.378866</text:p>
          </table:table-cell>
          <table:table-cell office:value-type="float" office:value="0.170805" calcext:value-type="float">
            <text:p>0.170805</text:p>
          </table:table-cell>
          <table:table-cell office:value-type="float" office:value="-0.262307" calcext:value-type="float">
            <text:p>-0.262307</text:p>
          </table:table-cell>
          <table:table-cell office:value-type="float" office:value="-0.0442262" calcext:value-type="float">
            <text:p>-0.0442262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6274" calcext:value-type="float">
            <text:p>0.0017627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101" calcext:value-type="float">
            <text:p>-1.4101</text:p>
          </table:table-cell>
          <table:table-cell office:value-type="float" office:value="-5.00148" calcext:value-type="float">
            <text:p>-5.00148</text:p>
          </table:table-cell>
          <table:table-cell office:value-type="float" office:value="0.349722" calcext:value-type="float">
            <text:p>0.349722</text:p>
          </table:table-cell>
          <table:table-cell office:value-type="float" office:value="0.144879" calcext:value-type="float">
            <text:p>0.144879</text:p>
          </table:table-cell>
          <table:table-cell office:value-type="float" office:value="-0.303483" calcext:value-type="float">
            <text:p>-0.303483</text:p>
          </table:table-cell>
          <table:table-cell office:value-type="float" office:value="-0.0579516" calcext:value-type="float">
            <text:p>-0.057951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101" calcext:value-type="float">
            <text:p>-1.4101</text:p>
          </table:table-cell>
          <table:table-cell office:value-type="float" office:value="-5.00372" calcext:value-type="float">
            <text:p>-5.00372</text:p>
          </table:table-cell>
          <table:table-cell office:value-type="float" office:value="0.367657" calcext:value-type="float">
            <text:p>0.367657</text:p>
          </table:table-cell>
          <table:table-cell office:value-type="float" office:value="0.144879" calcext:value-type="float">
            <text:p>0.144879</text:p>
          </table:table-cell>
          <table:table-cell office:value-type="float" office:value="-0.218081" calcext:value-type="float">
            <text:p>-0.218081</text:p>
          </table:table-cell>
          <table:table-cell office:value-type="float" office:value="-0.0625267" calcext:value-type="float">
            <text:p>-0.0625267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4733" calcext:value-type="float">
            <text:p>-1.34733</text:p>
          </table:table-cell>
          <table:table-cell office:value-type="float" office:value="-4.99251" calcext:value-type="float">
            <text:p>-4.99251</text:p>
          </table:table-cell>
          <table:table-cell office:value-type="float" office:value="0.356448" calcext:value-type="float">
            <text:p>0.356448</text:p>
          </table:table-cell>
          <table:table-cell office:value-type="float" office:value="0.167755" calcext:value-type="float">
            <text:p>0.167755</text:p>
          </table:table-cell>
          <table:table-cell office:value-type="float" office:value="-0.237906" calcext:value-type="float">
            <text:p>-0.237906</text:p>
          </table:table-cell>
          <table:table-cell office:value-type="float" office:value="-0.0579516" calcext:value-type="float">
            <text:p>-0.057951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4733" calcext:value-type="float">
            <text:p>-1.34733</text:p>
          </table:table-cell>
          <table:table-cell office:value-type="float" office:value="-4.99251" calcext:value-type="float">
            <text:p>-4.99251</text:p>
          </table:table-cell>
          <table:table-cell office:value-type="float" office:value="0.356448" calcext:value-type="float">
            <text:p>0.356448</text:p>
          </table:table-cell>
          <table:table-cell office:value-type="float" office:value="0.167755" calcext:value-type="float">
            <text:p>0.167755</text:p>
          </table:table-cell>
          <table:table-cell office:value-type="float" office:value="-0.237906" calcext:value-type="float">
            <text:p>-0.237906</text:p>
          </table:table-cell>
          <table:table-cell office:value-type="float" office:value="-0.0579516" calcext:value-type="float">
            <text:p>-0.057951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8096" calcext:value-type="float">
            <text:p>-1.38096</text:p>
          </table:table-cell>
          <table:table-cell office:value-type="float" office:value="-4.997" calcext:value-type="float">
            <text:p>-4.997</text:p>
          </table:table-cell>
          <table:table-cell office:value-type="float" office:value="0.331788" calcext:value-type="float">
            <text:p>0.331788</text:p>
          </table:table-cell>
          <table:table-cell office:value-type="float" office:value="0.152504" calcext:value-type="float">
            <text:p>0.152504</text:p>
          </table:table-cell>
          <table:table-cell office:value-type="float" office:value="-0.225706" calcext:value-type="float">
            <text:p>-0.225706</text:p>
          </table:table-cell>
          <table:table-cell office:value-type="float" office:value="-0.0533764" calcext:value-type="float">
            <text:p>-0.053376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6614" calcext:value-type="float">
            <text:p>-1.46614</text:p>
          </table:table-cell>
          <table:table-cell office:value-type="float" office:value="-4.997" calcext:value-type="float">
            <text:p>-4.997</text:p>
          </table:table-cell>
          <table:table-cell office:value-type="float" office:value="0.354206" calcext:value-type="float">
            <text:p>0.354206</text:p>
          </table:table-cell>
          <table:table-cell office:value-type="float" office:value="0.146404" calcext:value-type="float">
            <text:p>0.146404</text:p>
          </table:table-cell>
          <table:table-cell office:value-type="float" office:value="-0.253157" calcext:value-type="float">
            <text:p>-0.253157</text:p>
          </table:table-cell>
          <table:table-cell office:value-type="float" office:value="-0.0564265" calcext:value-type="float">
            <text:p>-0.056426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3924" calcext:value-type="float">
            <text:p>-1.43924</text:p>
          </table:table-cell>
          <table:table-cell office:value-type="float" office:value="-4.997" calcext:value-type="float">
            <text:p>-4.997</text:p>
          </table:table-cell>
          <table:table-cell office:value-type="float" office:value="0.354206" calcext:value-type="float">
            <text:p>0.354206</text:p>
          </table:table-cell>
          <table:table-cell office:value-type="float" office:value="0.208931" calcext:value-type="float">
            <text:p>0.208931</text:p>
          </table:table-cell>
          <table:table-cell office:value-type="float" office:value="-0.233331" calcext:value-type="float">
            <text:p>-0.233331</text:p>
          </table:table-cell>
          <table:table-cell office:value-type="float" office:value="-0.0533764" calcext:value-type="float">
            <text:p>-0.053376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3924" calcext:value-type="float">
            <text:p>-1.43924</text:p>
          </table:table-cell>
          <table:table-cell office:value-type="float" office:value="-5.01269" calcext:value-type="float">
            <text:p>-5.01269</text:p>
          </table:table-cell>
          <table:table-cell office:value-type="float" office:value="0.351964" calcext:value-type="float">
            <text:p>0.351964</text:p>
          </table:table-cell>
          <table:table-cell office:value-type="float" office:value="0.152504" calcext:value-type="float">
            <text:p>0.152504</text:p>
          </table:table-cell>
          <table:table-cell office:value-type="float" office:value="-0.283658" calcext:value-type="float">
            <text:p>-0.283658</text:p>
          </table:table-cell>
          <table:table-cell office:value-type="float" office:value="-0.0625267" calcext:value-type="float">
            <text:p>-0.0625267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2355" calcext:value-type="float">
            <text:p>-1.42355</text:p>
          </table:table-cell>
          <table:table-cell office:value-type="float" office:value="-4.98355" calcext:value-type="float">
            <text:p>-4.98355</text:p>
          </table:table-cell>
          <table:table-cell office:value-type="float" office:value="0.360932" calcext:value-type="float">
            <text:p>0.360932</text:p>
          </table:table-cell>
          <table:table-cell office:value-type="float" office:value="0.158604" calcext:value-type="float">
            <text:p>0.158604</text:p>
          </table:table-cell>
          <table:table-cell office:value-type="float" office:value="-0.288233" calcext:value-type="float">
            <text:p>-0.288233</text:p>
          </table:table-cell>
          <table:table-cell office:value-type="float" office:value="-0.0457512" calcext:value-type="float">
            <text:p>-0.0457512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9889" calcext:value-type="float">
            <text:p>-1.39889</text:p>
          </table:table-cell>
          <table:table-cell office:value-type="float" office:value="-4.98579" calcext:value-type="float">
            <text:p>-4.98579</text:p>
          </table:table-cell>
          <table:table-cell office:value-type="float" office:value="0.365415" calcext:value-type="float">
            <text:p>0.365415</text:p>
          </table:table-cell>
          <table:table-cell office:value-type="float" office:value="0.114378" calcext:value-type="float">
            <text:p>0.114378</text:p>
          </table:table-cell>
          <table:table-cell office:value-type="float" office:value="-0.248582" calcext:value-type="float">
            <text:p>-0.248582</text:p>
          </table:table-cell>
          <table:table-cell office:value-type="float" office:value="-0.0503264" calcext:value-type="float">
            <text:p>-0.050326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9889" calcext:value-type="float">
            <text:p>-1.39889</text:p>
          </table:table-cell>
          <table:table-cell office:value-type="float" office:value="-4.98579" calcext:value-type="float">
            <text:p>-4.98579</text:p>
          </table:table-cell>
          <table:table-cell office:value-type="float" office:value="0.365415" calcext:value-type="float">
            <text:p>0.365415</text:p>
          </table:table-cell>
          <table:table-cell office:value-type="float" office:value="0.114378" calcext:value-type="float">
            <text:p>0.114378</text:p>
          </table:table-cell>
          <table:table-cell office:value-type="float" office:value="-0.248582" calcext:value-type="float">
            <text:p>-0.248582</text:p>
          </table:table-cell>
          <table:table-cell office:value-type="float" office:value="-0.0503264" calcext:value-type="float">
            <text:p>-0.050326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0562" calcext:value-type="float">
            <text:p>-1.40562</text:p>
          </table:table-cell>
          <table:table-cell office:value-type="float" office:value="-4.97682" calcext:value-type="float">
            <text:p>-4.97682</text:p>
          </table:table-cell>
          <table:table-cell office:value-type="float" office:value="0.345239" calcext:value-type="float">
            <text:p>0.345239</text:p>
          </table:table-cell>
          <table:table-cell office:value-type="float" office:value="0.138779" calcext:value-type="float">
            <text:p>0.138779</text:p>
          </table:table-cell>
          <table:table-cell office:value-type="float" office:value="-0.291283" calcext:value-type="float">
            <text:p>-0.291283</text:p>
          </table:table-cell>
          <table:table-cell office:value-type="float" office:value="-0.036601" calcext:value-type="float">
            <text:p>-0.036601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0562" calcext:value-type="float">
            <text:p>-1.40562</text:p>
          </table:table-cell>
          <table:table-cell office:value-type="float" office:value="-4.97682" calcext:value-type="float">
            <text:p>-4.97682</text:p>
          </table:table-cell>
          <table:table-cell office:value-type="float" office:value="0.345239" calcext:value-type="float">
            <text:p>0.345239</text:p>
          </table:table-cell>
          <table:table-cell office:value-type="float" office:value="0.138779" calcext:value-type="float">
            <text:p>0.138779</text:p>
          </table:table-cell>
          <table:table-cell office:value-type="float" office:value="-0.291283" calcext:value-type="float">
            <text:p>-0.291283</text:p>
          </table:table-cell>
          <table:table-cell office:value-type="float" office:value="-0.036601" calcext:value-type="float">
            <text:p>-0.036601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2579" calcext:value-type="float">
            <text:p>-1.42579</text:p>
          </table:table-cell>
          <table:table-cell office:value-type="float" office:value="-4.98355" calcext:value-type="float">
            <text:p>-4.98355</text:p>
          </table:table-cell>
          <table:table-cell office:value-type="float" office:value="0.354206" calcext:value-type="float">
            <text:p>0.354206</text:p>
          </table:table-cell>
          <table:table-cell office:value-type="float" office:value="0.173855" calcext:value-type="float">
            <text:p>0.173855</text:p>
          </table:table-cell>
          <table:table-cell office:value-type="float" office:value="-0.221131" calcext:value-type="float">
            <text:p>-0.221131</text:p>
          </table:table-cell>
          <table:table-cell office:value-type="float" office:value="-0.038126" calcext:value-type="float">
            <text:p>-0.03812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2579" calcext:value-type="float">
            <text:p>-1.42579</text:p>
          </table:table-cell>
          <table:table-cell office:value-type="float" office:value="-4.98355" calcext:value-type="float">
            <text:p>-4.98355</text:p>
          </table:table-cell>
          <table:table-cell office:value-type="float" office:value="0.354206" calcext:value-type="float">
            <text:p>0.354206</text:p>
          </table:table-cell>
          <table:table-cell office:value-type="float" office:value="0.173855" calcext:value-type="float">
            <text:p>0.173855</text:p>
          </table:table-cell>
          <table:table-cell office:value-type="float" office:value="-0.221131" calcext:value-type="float">
            <text:p>-0.221131</text:p>
          </table:table-cell>
          <table:table-cell office:value-type="float" office:value="-0.038126" calcext:value-type="float">
            <text:p>-0.03812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1907" calcext:value-type="float">
            <text:p>-1.41907</text:p>
          </table:table-cell>
          <table:table-cell office:value-type="float" office:value="-5.00148" calcext:value-type="float">
            <text:p>-5.00148</text:p>
          </table:table-cell>
          <table:table-cell office:value-type="float" office:value="0.367657" calcext:value-type="float">
            <text:p>0.367657</text:p>
          </table:table-cell>
          <table:table-cell office:value-type="float" office:value="0.138779" calcext:value-type="float">
            <text:p>0.138779</text:p>
          </table:table-cell>
          <table:table-cell office:value-type="float" office:value="-0.288233" calcext:value-type="float">
            <text:p>-0.288233</text:p>
          </table:table-cell>
          <table:table-cell office:value-type="float" office:value="-0.0503264" calcext:value-type="float">
            <text:p>-0.050326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6526" calcext:value-type="float">
            <text:p>-1.36526</text:p>
          </table:table-cell>
          <table:table-cell office:value-type="float" office:value="-4.99251" calcext:value-type="float">
            <text:p>-4.99251</text:p>
          </table:table-cell>
          <table:table-cell office:value-type="float" office:value="0.367657" calcext:value-type="float">
            <text:p>0.367657</text:p>
          </table:table-cell>
          <table:table-cell office:value-type="float" office:value="0.179955" calcext:value-type="float">
            <text:p>0.179955</text:p>
          </table:table-cell>
          <table:table-cell office:value-type="float" office:value="-0.283658" calcext:value-type="float">
            <text:p>-0.283658</text:p>
          </table:table-cell>
          <table:table-cell office:value-type="float" office:value="-0.0625267" calcext:value-type="float">
            <text:p>-0.0625267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6526" calcext:value-type="float">
            <text:p>-1.36526</text:p>
          </table:table-cell>
          <table:table-cell office:value-type="float" office:value="-4.99251" calcext:value-type="float">
            <text:p>-4.99251</text:p>
          </table:table-cell>
          <table:table-cell office:value-type="float" office:value="0.367657" calcext:value-type="float">
            <text:p>0.367657</text:p>
          </table:table-cell>
          <table:table-cell office:value-type="float" office:value="0.179955" calcext:value-type="float">
            <text:p>0.179955</text:p>
          </table:table-cell>
          <table:table-cell office:value-type="float" office:value="-0.283658" calcext:value-type="float">
            <text:p>-0.283658</text:p>
          </table:table-cell>
          <table:table-cell office:value-type="float" office:value="-0.0625267" calcext:value-type="float">
            <text:p>-0.0625267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5405" calcext:value-type="float">
            <text:p>-1.35405</text:p>
          </table:table-cell>
          <table:table-cell office:value-type="float" office:value="-4.99251" calcext:value-type="float">
            <text:p>-4.99251</text:p>
          </table:table-cell>
          <table:table-cell office:value-type="float" office:value="0.360932" calcext:value-type="float">
            <text:p>0.360932</text:p>
          </table:table-cell>
          <table:table-cell office:value-type="float" office:value="0.144879" calcext:value-type="float">
            <text:p>0.144879</text:p>
          </table:table-cell>
          <table:table-cell office:value-type="float" office:value="-0.292808" calcext:value-type="float">
            <text:p>-0.292808</text:p>
          </table:table-cell>
          <table:table-cell office:value-type="float" office:value="-0.0472763" calcext:value-type="float">
            <text:p>-0.0472763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15453" calcext:value-type="float">
            <text:p>-1.15453</text:p>
          </table:table-cell>
          <table:table-cell office:value-type="float" office:value="-4.99924" calcext:value-type="float">
            <text:p>-4.99924</text:p>
          </table:table-cell>
          <table:table-cell office:value-type="float" office:value="0.369899" calcext:value-type="float">
            <text:p>0.369899</text:p>
          </table:table-cell>
          <table:table-cell office:value-type="float" office:value="0.150979" calcext:value-type="float">
            <text:p>0.150979</text:p>
          </table:table-cell>
          <table:table-cell office:value-type="float" office:value="-0.244007" calcext:value-type="float">
            <text:p>-0.244007</text:p>
          </table:table-cell>
          <table:table-cell office:value-type="float" office:value="-0.0503264" calcext:value-type="float">
            <text:p>-0.050326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15453" calcext:value-type="float">
            <text:p>-1.15453</text:p>
          </table:table-cell>
          <table:table-cell office:value-type="float" office:value="-4.99924" calcext:value-type="float">
            <text:p>-4.99924</text:p>
          </table:table-cell>
          <table:table-cell office:value-type="float" office:value="0.369899" calcext:value-type="float">
            <text:p>0.369899</text:p>
          </table:table-cell>
          <table:table-cell office:value-type="float" office:value="0.150979" calcext:value-type="float">
            <text:p>0.150979</text:p>
          </table:table-cell>
          <table:table-cell office:value-type="float" office:value="-0.244007" calcext:value-type="float">
            <text:p>-0.244007</text:p>
          </table:table-cell>
          <table:table-cell office:value-type="float" office:value="-0.0503264" calcext:value-type="float">
            <text:p>-0.050326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9441" calcext:value-type="float">
            <text:p>-1.39441</text:p>
          </table:table-cell>
          <table:table-cell office:value-type="float" office:value="-4.97682" calcext:value-type="float">
            <text:p>-4.97682</text:p>
          </table:table-cell>
          <table:table-cell office:value-type="float" office:value="0.372141" calcext:value-type="float">
            <text:p>0.372141</text:p>
          </table:table-cell>
          <table:table-cell office:value-type="float" office:value="0.137254" calcext:value-type="float">
            <text:p>0.137254</text:p>
          </table:table-cell>
          <table:table-cell office:value-type="float" office:value="-0.250107" calcext:value-type="float">
            <text:p>-0.250107</text:p>
          </table:table-cell>
          <table:table-cell office:value-type="float" office:value="-0.0503264" calcext:value-type="float">
            <text:p>-0.050326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0113" calcext:value-type="float">
            <text:p>0.00310113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8768" calcext:value-type="float">
            <text:p>-1.38768</text:p>
          </table:table-cell>
          <table:table-cell office:value-type="float" office:value="-4.99475" calcext:value-type="float">
            <text:p>-4.99475</text:p>
          </table:table-cell>
          <table:table-cell office:value-type="float" office:value="0.360932" calcext:value-type="float">
            <text:p>0.360932</text:p>
          </table:table-cell>
          <table:table-cell office:value-type="float" office:value="0.140304" calcext:value-type="float">
            <text:p>0.140304</text:p>
          </table:table-cell>
          <table:table-cell office:value-type="float" office:value="-0.279083" calcext:value-type="float">
            <text:p>-0.279083</text:p>
          </table:table-cell>
          <table:table-cell office:value-type="float" office:value="-0.0549015" calcext:value-type="float">
            <text:p>-0.054901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0113" calcext:value-type="float">
            <text:p>0.00310113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406" calcext:value-type="float">
            <text:p>-1.3406</text:p>
          </table:table-cell>
          <table:table-cell office:value-type="float" office:value="-4.99251" calcext:value-type="float">
            <text:p>-4.99251</text:p>
          </table:table-cell>
          <table:table-cell office:value-type="float" office:value="0.356448" calcext:value-type="float">
            <text:p>0.356448</text:p>
          </table:table-cell>
          <table:table-cell office:value-type="float" office:value="0.146404" calcext:value-type="float">
            <text:p>0.146404</text:p>
          </table:table-cell>
          <table:table-cell office:value-type="float" office:value="-0.272982" calcext:value-type="float">
            <text:p>-0.272982</text:p>
          </table:table-cell>
          <table:table-cell office:value-type="float" office:value="-0.0594766" calcext:value-type="float">
            <text:p>-0.059476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0337" calcext:value-type="float">
            <text:p>-1.40337</text:p>
          </table:table-cell>
          <table:table-cell office:value-type="float" office:value="-4.99475" calcext:value-type="float">
            <text:p>-4.99475</text:p>
          </table:table-cell>
          <table:table-cell office:value-type="float" office:value="0.35869" calcext:value-type="float">
            <text:p>0.35869</text:p>
          </table:table-cell>
          <table:table-cell office:value-type="float" office:value="0.118953" calcext:value-type="float">
            <text:p>0.118953</text:p>
          </table:table-cell>
          <table:table-cell office:value-type="float" office:value="-0.256207" calcext:value-type="float">
            <text:p>-0.256207</text:p>
          </table:table-cell>
          <table:table-cell office:value-type="float" office:value="-0.0503264" calcext:value-type="float">
            <text:p>-0.050326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3028" calcext:value-type="float">
            <text:p>-1.43028</text:p>
          </table:table-cell>
          <table:table-cell office:value-type="float" office:value="-4.99251" calcext:value-type="float">
            <text:p>-4.99251</text:p>
          </table:table-cell>
          <table:table-cell office:value-type="float" office:value="0.374382" calcext:value-type="float">
            <text:p>0.374382</text:p>
          </table:table-cell>
          <table:table-cell office:value-type="float" office:value="0.128103" calcext:value-type="float">
            <text:p>0.128103</text:p>
          </table:table-cell>
          <table:table-cell office:value-type="float" office:value="-0.277557" calcext:value-type="float">
            <text:p>-0.277557</text:p>
          </table:table-cell>
          <table:table-cell office:value-type="float" office:value="-0.0503264" calcext:value-type="float">
            <text:p>-0.050326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3252" calcext:value-type="float">
            <text:p>-1.43252</text:p>
          </table:table-cell>
          <table:table-cell office:value-type="float" office:value="-4.99251" calcext:value-type="float">
            <text:p>-4.99251</text:p>
          </table:table-cell>
          <table:table-cell office:value-type="float" office:value="0.367657" calcext:value-type="float">
            <text:p>0.367657</text:p>
          </table:table-cell>
          <table:table-cell office:value-type="float" office:value="0.143354" calcext:value-type="float">
            <text:p>0.143354</text:p>
          </table:table-cell>
          <table:table-cell office:value-type="float" office:value="-0.225706" calcext:value-type="float">
            <text:p>-0.225706</text:p>
          </table:table-cell>
          <table:table-cell office:value-type="float" office:value="-0.0488013" calcext:value-type="float">
            <text:p>-0.0488013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1234" calcext:value-type="float">
            <text:p>-1.41234</text:p>
          </table:table-cell>
          <table:table-cell office:value-type="float" office:value="-5.00148" calcext:value-type="float">
            <text:p>-5.00148</text:p>
          </table:table-cell>
          <table:table-cell office:value-type="float" office:value="0.374382" calcext:value-type="float">
            <text:p>0.374382</text:p>
          </table:table-cell>
          <table:table-cell office:value-type="float" office:value="0.152504" calcext:value-type="float">
            <text:p>0.152504</text:p>
          </table:table-cell>
          <table:table-cell office:value-type="float" office:value="-0.251632" calcext:value-type="float">
            <text:p>-0.251632</text:p>
          </table:table-cell>
          <table:table-cell office:value-type="float" office:value="-0.0518514" calcext:value-type="float">
            <text:p>-0.051851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1234" calcext:value-type="float">
            <text:p>-1.41234</text:p>
          </table:table-cell>
          <table:table-cell office:value-type="float" office:value="-5.00148" calcext:value-type="float">
            <text:p>-5.00148</text:p>
          </table:table-cell>
          <table:table-cell office:value-type="float" office:value="0.374382" calcext:value-type="float">
            <text:p>0.374382</text:p>
          </table:table-cell>
          <table:table-cell office:value-type="float" office:value="0.152504" calcext:value-type="float">
            <text:p>0.152504</text:p>
          </table:table-cell>
          <table:table-cell office:value-type="float" office:value="-0.251632" calcext:value-type="float">
            <text:p>-0.251632</text:p>
          </table:table-cell>
          <table:table-cell office:value-type="float" office:value="-0.0518514" calcext:value-type="float">
            <text:p>-0.051851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1458" calcext:value-type="float">
            <text:p>-1.41458</text:p>
          </table:table-cell>
          <table:table-cell office:value-type="float" office:value="-5.00148" calcext:value-type="float">
            <text:p>-5.00148</text:p>
          </table:table-cell>
          <table:table-cell office:value-type="float" office:value="0.356448" calcext:value-type="float">
            <text:p>0.356448</text:p>
          </table:table-cell>
          <table:table-cell office:value-type="float" office:value="0.138779" calcext:value-type="float">
            <text:p>0.138779</text:p>
          </table:table-cell>
          <table:table-cell office:value-type="float" office:value="-0.294333" calcext:value-type="float">
            <text:p>-0.294333</text:p>
          </table:table-cell>
          <table:table-cell office:value-type="float" office:value="-0.0457512" calcext:value-type="float">
            <text:p>-0.0457512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9514" calcext:value-type="float">
            <text:p>0.0017951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0337" calcext:value-type="float">
            <text:p>-1.40337</text:p>
          </table:table-cell>
          <table:table-cell office:value-type="float" office:value="-4.99475" calcext:value-type="float">
            <text:p>-4.99475</text:p>
          </table:table-cell>
          <table:table-cell office:value-type="float" office:value="0.349722" calcext:value-type="float">
            <text:p>0.349722</text:p>
          </table:table-cell>
          <table:table-cell office:value-type="float" office:value="0.146404" calcext:value-type="float">
            <text:p>0.146404</text:p>
          </table:table-cell>
          <table:table-cell office:value-type="float" office:value="-0.262307" calcext:value-type="float">
            <text:p>-0.262307</text:p>
          </table:table-cell>
          <table:table-cell office:value-type="float" office:value="-0.0640517" calcext:value-type="float">
            <text:p>-0.0640517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9514" calcext:value-type="float">
            <text:p>0.0017951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0337" calcext:value-type="float">
            <text:p>-1.40337</text:p>
          </table:table-cell>
          <table:table-cell office:value-type="float" office:value="-4.99475" calcext:value-type="float">
            <text:p>-4.99475</text:p>
          </table:table-cell>
          <table:table-cell office:value-type="float" office:value="0.349722" calcext:value-type="float">
            <text:p>0.349722</text:p>
          </table:table-cell>
          <table:table-cell office:value-type="float" office:value="0.146404" calcext:value-type="float">
            <text:p>0.146404</text:p>
          </table:table-cell>
          <table:table-cell office:value-type="float" office:value="-0.262307" calcext:value-type="float">
            <text:p>-0.262307</text:p>
          </table:table-cell>
          <table:table-cell office:value-type="float" office:value="-0.0640517" calcext:value-type="float">
            <text:p>-0.0640517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5854" calcext:value-type="float">
            <text:p>-1.35854</text:p>
          </table:table-cell>
          <table:table-cell office:value-type="float" office:value="-4.99251" calcext:value-type="float">
            <text:p>-4.99251</text:p>
          </table:table-cell>
          <table:table-cell office:value-type="float" office:value="0.363173" calcext:value-type="float">
            <text:p>0.363173</text:p>
          </table:table-cell>
          <table:table-cell office:value-type="float" office:value="0.164704" calcext:value-type="float">
            <text:p>0.164704</text:p>
          </table:table-cell>
          <table:table-cell office:value-type="float" office:value="-0.274507" calcext:value-type="float">
            <text:p>-0.274507</text:p>
          </table:table-cell>
          <table:table-cell office:value-type="float" office:value="-0.0625267" calcext:value-type="float">
            <text:p>-0.0625267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0337" calcext:value-type="float">
            <text:p>-1.40337</text:p>
          </table:table-cell>
          <table:table-cell office:value-type="float" office:value="-4.99251" calcext:value-type="float">
            <text:p>-4.99251</text:p>
          </table:table-cell>
          <table:table-cell office:value-type="float" office:value="0.356448" calcext:value-type="float">
            <text:p>0.356448</text:p>
          </table:table-cell>
          <table:table-cell office:value-type="float" office:value="0.158604" calcext:value-type="float">
            <text:p>0.158604</text:p>
          </table:table-cell>
          <table:table-cell office:value-type="float" office:value="-0.248582" calcext:value-type="float">
            <text:p>-0.248582</text:p>
          </table:table-cell>
          <table:table-cell office:value-type="float" office:value="-0.0518514" calcext:value-type="float">
            <text:p>-0.051851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3836" calcext:value-type="float">
            <text:p>-1.33836</text:p>
          </table:table-cell>
          <table:table-cell office:value-type="float" office:value="-4.98579" calcext:value-type="float">
            <text:p>-4.98579</text:p>
          </table:table-cell>
          <table:table-cell office:value-type="float" office:value="0.360932" calcext:value-type="float">
            <text:p>0.360932</text:p>
          </table:table-cell>
          <table:table-cell office:value-type="float" office:value="0.157079" calcext:value-type="float">
            <text:p>0.157079</text:p>
          </table:table-cell>
          <table:table-cell office:value-type="float" office:value="-0.218081" calcext:value-type="float">
            <text:p>-0.218081</text:p>
          </table:table-cell>
          <table:table-cell office:value-type="float" office:value="-0.0549015" calcext:value-type="float">
            <text:p>-0.054901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6526" calcext:value-type="float">
            <text:p>-1.36526</text:p>
          </table:table-cell>
          <table:table-cell office:value-type="float" office:value="-4.997" calcext:value-type="float">
            <text:p>-4.997</text:p>
          </table:table-cell>
          <table:table-cell office:value-type="float" office:value="0.363173" calcext:value-type="float">
            <text:p>0.363173</text:p>
          </table:table-cell>
          <table:table-cell office:value-type="float" office:value="0.131154" calcext:value-type="float">
            <text:p>0.131154</text:p>
          </table:table-cell>
          <table:table-cell office:value-type="float" office:value="-0.213506" calcext:value-type="float">
            <text:p>-0.213506</text:p>
          </table:table-cell>
          <table:table-cell office:value-type="float" office:value="-0.0472763" calcext:value-type="float">
            <text:p>-0.0472763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6526" calcext:value-type="float">
            <text:p>-1.36526</text:p>
          </table:table-cell>
          <table:table-cell office:value-type="float" office:value="-4.997" calcext:value-type="float">
            <text:p>-4.997</text:p>
          </table:table-cell>
          <table:table-cell office:value-type="float" office:value="0.363173" calcext:value-type="float">
            <text:p>0.363173</text:p>
          </table:table-cell>
          <table:table-cell office:value-type="float" office:value="0.131154" calcext:value-type="float">
            <text:p>0.131154</text:p>
          </table:table-cell>
          <table:table-cell office:value-type="float" office:value="-0.213506" calcext:value-type="float">
            <text:p>-0.213506</text:p>
          </table:table-cell>
          <table:table-cell office:value-type="float" office:value="-0.0472763" calcext:value-type="float">
            <text:p>-0.0472763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0249" calcext:value-type="float">
            <text:p>-1.30249</text:p>
          </table:table-cell>
          <table:table-cell office:value-type="float" office:value="-4.9813" calcext:value-type="float">
            <text:p>-4.9813</text:p>
          </table:table-cell>
          <table:table-cell office:value-type="float" office:value="0.365415" calcext:value-type="float">
            <text:p>0.365415</text:p>
          </table:table-cell>
          <table:table-cell office:value-type="float" office:value="0.120478" calcext:value-type="float">
            <text:p>0.120478</text:p>
          </table:table-cell>
          <table:table-cell office:value-type="float" office:value="-0.257732" calcext:value-type="float">
            <text:p>-0.257732</text:p>
          </table:table-cell>
          <table:table-cell office:value-type="float" office:value="-0.0610016" calcext:value-type="float">
            <text:p>-0.061001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6274" calcext:value-type="float">
            <text:p>0.0017627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4957" calcext:value-type="float">
            <text:p>-1.34957</text:p>
          </table:table-cell>
          <table:table-cell office:value-type="float" office:value="-4.997" calcext:value-type="float">
            <text:p>-4.997</text:p>
          </table:table-cell>
          <table:table-cell office:value-type="float" office:value="0.363173" calcext:value-type="float">
            <text:p>0.363173</text:p>
          </table:table-cell>
          <table:table-cell office:value-type="float" office:value="0.131154" calcext:value-type="float">
            <text:p>0.131154</text:p>
          </table:table-cell>
          <table:table-cell office:value-type="float" office:value="-0.271457" calcext:value-type="float">
            <text:p>-0.271457</text:p>
          </table:table-cell>
          <table:table-cell office:value-type="float" office:value="-0.0472763" calcext:value-type="float">
            <text:p>-0.0472763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9514" calcext:value-type="float">
            <text:p>0.0017951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2803" calcext:value-type="float">
            <text:p>-1.42803</text:p>
          </table:table-cell>
          <table:table-cell office:value-type="float" office:value="-4.99027" calcext:value-type="float">
            <text:p>-4.99027</text:p>
          </table:table-cell>
          <table:table-cell office:value-type="float" office:value="0.360932" calcext:value-type="float">
            <text:p>0.360932</text:p>
          </table:table-cell>
          <table:table-cell office:value-type="float" office:value="0.164704" calcext:value-type="float">
            <text:p>0.164704</text:p>
          </table:table-cell>
          <table:table-cell office:value-type="float" office:value="-0.263832" calcext:value-type="float">
            <text:p>-0.263832</text:p>
          </table:table-cell>
          <table:table-cell office:value-type="float" office:value="-0.0594766" calcext:value-type="float">
            <text:p>-0.059476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8768" calcext:value-type="float">
            <text:p>-1.38768</text:p>
          </table:table-cell>
          <table:table-cell office:value-type="float" office:value="-4.997" calcext:value-type="float">
            <text:p>-4.997</text:p>
          </table:table-cell>
          <table:table-cell office:value-type="float" office:value="0.360932" calcext:value-type="float">
            <text:p>0.360932</text:p>
          </table:table-cell>
          <table:table-cell office:value-type="float" office:value="0.150979" calcext:value-type="float">
            <text:p>0.150979</text:p>
          </table:table-cell>
          <table:table-cell office:value-type="float" office:value="-0.253157" calcext:value-type="float">
            <text:p>-0.253157</text:p>
          </table:table-cell>
          <table:table-cell office:value-type="float" office:value="-0.0503264" calcext:value-type="float">
            <text:p>-0.050326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9514" calcext:value-type="float">
            <text:p>0.0017951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7647" calcext:value-type="float">
            <text:p>-1.37647</text:p>
          </table:table-cell>
          <table:table-cell office:value-type="float" office:value="-4.97682" calcext:value-type="float">
            <text:p>-4.97682</text:p>
          </table:table-cell>
          <table:table-cell office:value-type="float" office:value="0.351964" calcext:value-type="float">
            <text:p>0.351964</text:p>
          </table:table-cell>
          <table:table-cell office:value-type="float" office:value="0.141829" calcext:value-type="float">
            <text:p>0.141829</text:p>
          </table:table-cell>
          <table:table-cell office:value-type="float" office:value="-0.272982" calcext:value-type="float">
            <text:p>-0.272982</text:p>
          </table:table-cell>
          <table:table-cell office:value-type="float" office:value="-0.0533764" calcext:value-type="float">
            <text:p>-0.053376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832" calcext:value-type="float">
            <text:p>-1.3832</text:p>
          </table:table-cell>
          <table:table-cell office:value-type="float" office:value="-5.00596" calcext:value-type="float">
            <text:p>-5.00596</text:p>
          </table:table-cell>
          <table:table-cell office:value-type="float" office:value="0.365415" calcext:value-type="float">
            <text:p>0.365415</text:p>
          </table:table-cell>
          <table:table-cell office:value-type="float" office:value="0.155554" calcext:value-type="float">
            <text:p>0.155554</text:p>
          </table:table-cell>
          <table:table-cell office:value-type="float" office:value="-0.269932" calcext:value-type="float">
            <text:p>-0.269932</text:p>
          </table:table-cell>
          <table:table-cell office:value-type="float" office:value="-0.0503264" calcext:value-type="float">
            <text:p>-0.050326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3836" calcext:value-type="float">
            <text:p>-1.33836</text:p>
          </table:table-cell>
          <table:table-cell office:value-type="float" office:value="-4.98579" calcext:value-type="float">
            <text:p>-4.98579</text:p>
          </table:table-cell>
          <table:table-cell office:value-type="float" office:value="0.349722" calcext:value-type="float">
            <text:p>0.349722</text:p>
          </table:table-cell>
          <table:table-cell office:value-type="float" office:value="0.166229" calcext:value-type="float">
            <text:p>0.166229</text:p>
          </table:table-cell>
          <table:table-cell office:value-type="float" office:value="-0.279083" calcext:value-type="float">
            <text:p>-0.279083</text:p>
          </table:table-cell>
          <table:table-cell office:value-type="float" office:value="-0.0442262" calcext:value-type="float">
            <text:p>-0.0442262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7199" calcext:value-type="float">
            <text:p>-1.37199</text:p>
          </table:table-cell>
          <table:table-cell office:value-type="float" office:value="-4.98579" calcext:value-type="float">
            <text:p>-4.98579</text:p>
          </table:table-cell>
          <table:table-cell office:value-type="float" office:value="0.363173" calcext:value-type="float">
            <text:p>0.363173</text:p>
          </table:table-cell>
          <table:table-cell office:value-type="float" office:value="0.154029" calcext:value-type="float">
            <text:p>0.154029</text:p>
          </table:table-cell>
          <table:table-cell office:value-type="float" office:value="-0.257732" calcext:value-type="float">
            <text:p>-0.257732</text:p>
          </table:table-cell>
          <table:table-cell office:value-type="float" office:value="-0.0396511" calcext:value-type="float">
            <text:p>-0.0396511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2868" calcext:value-type="float">
            <text:p>-1.2868</text:p>
          </table:table-cell>
          <table:table-cell office:value-type="float" office:value="-4.99251" calcext:value-type="float">
            <text:p>-4.99251</text:p>
          </table:table-cell>
          <table:table-cell office:value-type="float" office:value="0.354206" calcext:value-type="float">
            <text:p>0.354206</text:p>
          </table:table-cell>
          <table:table-cell office:value-type="float" office:value="0.146404" calcext:value-type="float">
            <text:p>0.146404</text:p>
          </table:table-cell>
          <table:table-cell office:value-type="float" office:value="-0.256207" calcext:value-type="float">
            <text:p>-0.256207</text:p>
          </table:table-cell>
          <table:table-cell office:value-type="float" office:value="-0.0533764" calcext:value-type="float">
            <text:p>-0.053376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7871" calcext:value-type="float">
            <text:p>-1.37871</text:p>
          </table:table-cell>
          <table:table-cell office:value-type="float" office:value="-5.00148" calcext:value-type="float">
            <text:p>-5.00148</text:p>
          </table:table-cell>
          <table:table-cell office:value-type="float" office:value="0.369899" calcext:value-type="float">
            <text:p>0.369899</text:p>
          </table:table-cell>
          <table:table-cell office:value-type="float" office:value="0.160129" calcext:value-type="float">
            <text:p>0.160129</text:p>
          </table:table-cell>
          <table:table-cell office:value-type="float" office:value="-0.253157" calcext:value-type="float">
            <text:p>-0.253157</text:p>
          </table:table-cell>
          <table:table-cell office:value-type="float" office:value="-0.0503264" calcext:value-type="float">
            <text:p>-0.050326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9441" calcext:value-type="float">
            <text:p>-1.39441</text:p>
          </table:table-cell>
          <table:table-cell office:value-type="float" office:value="-4.9813" calcext:value-type="float">
            <text:p>-4.9813</text:p>
          </table:table-cell>
          <table:table-cell office:value-type="float" office:value="0.369899" calcext:value-type="float">
            <text:p>0.369899</text:p>
          </table:table-cell>
          <table:table-cell office:value-type="float" office:value="0.17538" calcext:value-type="float">
            <text:p>0.17538</text:p>
          </table:table-cell>
          <table:table-cell office:value-type="float" office:value="-0.263832" calcext:value-type="float">
            <text:p>-0.263832</text:p>
          </table:table-cell>
          <table:table-cell office:value-type="float" office:value="-0.0610016" calcext:value-type="float">
            <text:p>-0.061001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9441" calcext:value-type="float">
            <text:p>-1.39441</text:p>
          </table:table-cell>
          <table:table-cell office:value-type="float" office:value="-4.9813" calcext:value-type="float">
            <text:p>-4.9813</text:p>
          </table:table-cell>
          <table:table-cell office:value-type="float" office:value="0.369899" calcext:value-type="float">
            <text:p>0.369899</text:p>
          </table:table-cell>
          <table:table-cell office:value-type="float" office:value="0.17538" calcext:value-type="float">
            <text:p>0.17538</text:p>
          </table:table-cell>
          <table:table-cell office:value-type="float" office:value="-0.263832" calcext:value-type="float">
            <text:p>-0.263832</text:p>
          </table:table-cell>
          <table:table-cell office:value-type="float" office:value="-0.0610016" calcext:value-type="float">
            <text:p>-0.061001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2131" calcext:value-type="float">
            <text:p>-1.42131</text:p>
          </table:table-cell>
          <table:table-cell office:value-type="float" office:value="-4.99251" calcext:value-type="float">
            <text:p>-4.99251</text:p>
          </table:table-cell>
          <table:table-cell office:value-type="float" office:value="0.365415" calcext:value-type="float">
            <text:p>0.365415</text:p>
          </table:table-cell>
          <table:table-cell office:value-type="float" office:value="0.147929" calcext:value-type="float">
            <text:p>0.147929</text:p>
          </table:table-cell>
          <table:table-cell office:value-type="float" office:value="-0.260782" calcext:value-type="float">
            <text:p>-0.260782</text:p>
          </table:table-cell>
          <table:table-cell office:value-type="float" office:value="-0.0579516" calcext:value-type="float">
            <text:p>-0.057951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8184" calcext:value-type="float">
            <text:p>-1.48184</text:p>
          </table:table-cell>
          <table:table-cell office:value-type="float" office:value="-5.00148" calcext:value-type="float">
            <text:p>-5.00148</text:p>
          </table:table-cell>
          <table:table-cell office:value-type="float" office:value="0.367657" calcext:value-type="float">
            <text:p>0.367657</text:p>
          </table:table-cell>
          <table:table-cell office:value-type="float" office:value="0.166229" calcext:value-type="float">
            <text:p>0.166229</text:p>
          </table:table-cell>
          <table:table-cell office:value-type="float" office:value="-0.282133" calcext:value-type="float">
            <text:p>-0.282133</text:p>
          </table:table-cell>
          <table:table-cell office:value-type="float" office:value="-0.0564265" calcext:value-type="float">
            <text:p>-0.056426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3476" calcext:value-type="float">
            <text:p>-1.43476</text:p>
          </table:table-cell>
          <table:table-cell office:value-type="float" office:value="-4.98803" calcext:value-type="float">
            <text:p>-4.98803</text:p>
          </table:table-cell>
          <table:table-cell office:value-type="float" office:value="0.345239" calcext:value-type="float">
            <text:p>0.345239</text:p>
          </table:table-cell>
          <table:table-cell office:value-type="float" office:value="0.143354" calcext:value-type="float">
            <text:p>0.143354</text:p>
          </table:table-cell>
          <table:table-cell office:value-type="float" office:value="-0.265357" calcext:value-type="float">
            <text:p>-0.265357</text:p>
          </table:table-cell>
          <table:table-cell office:value-type="float" office:value="-0.0579516" calcext:value-type="float">
            <text:p>-0.057951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3476" calcext:value-type="float">
            <text:p>-1.43476</text:p>
          </table:table-cell>
          <table:table-cell office:value-type="float" office:value="-4.98803" calcext:value-type="float">
            <text:p>-4.98803</text:p>
          </table:table-cell>
          <table:table-cell office:value-type="float" office:value="0.345239" calcext:value-type="float">
            <text:p>0.345239</text:p>
          </table:table-cell>
          <table:table-cell office:value-type="float" office:value="0.143354" calcext:value-type="float">
            <text:p>0.143354</text:p>
          </table:table-cell>
          <table:table-cell office:value-type="float" office:value="-0.265357" calcext:value-type="float">
            <text:p>-0.265357</text:p>
          </table:table-cell>
          <table:table-cell office:value-type="float" office:value="-0.0579516" calcext:value-type="float">
            <text:p>-0.057951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5269" calcext:value-type="float">
            <text:p>-1.45269</text:p>
          </table:table-cell>
          <table:table-cell office:value-type="float" office:value="-4.97009" calcext:value-type="float">
            <text:p>-4.97009</text:p>
          </table:table-cell>
          <table:table-cell office:value-type="float" office:value="0.363173" calcext:value-type="float">
            <text:p>0.363173</text:p>
          </table:table-cell>
          <table:table-cell office:value-type="float" office:value="0.160129" calcext:value-type="float">
            <text:p>0.160129</text:p>
          </table:table-cell>
          <table:table-cell office:value-type="float" office:value="-0.274507" calcext:value-type="float">
            <text:p>-0.274507</text:p>
          </table:table-cell>
          <table:table-cell office:value-type="float" office:value="-0.0549015" calcext:value-type="float">
            <text:p>-0.054901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5942" calcext:value-type="float">
            <text:p>-1.45942</text:p>
          </table:table-cell>
          <table:table-cell office:value-type="float" office:value="-4.98355" calcext:value-type="float">
            <text:p>-4.98355</text:p>
          </table:table-cell>
          <table:table-cell office:value-type="float" office:value="0.363173" calcext:value-type="float">
            <text:p>0.363173</text:p>
          </table:table-cell>
          <table:table-cell office:value-type="float" office:value="0.134204" calcext:value-type="float">
            <text:p>0.134204</text:p>
          </table:table-cell>
          <table:table-cell office:value-type="float" office:value="-0.276032" calcext:value-type="float">
            <text:p>-0.276032</text:p>
          </table:table-cell>
          <table:table-cell office:value-type="float" office:value="-0.0610016" calcext:value-type="float">
            <text:p>-0.061001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5942" calcext:value-type="float">
            <text:p>-1.45942</text:p>
          </table:table-cell>
          <table:table-cell office:value-type="float" office:value="-4.98355" calcext:value-type="float">
            <text:p>-4.98355</text:p>
          </table:table-cell>
          <table:table-cell office:value-type="float" office:value="0.363173" calcext:value-type="float">
            <text:p>0.363173</text:p>
          </table:table-cell>
          <table:table-cell office:value-type="float" office:value="0.134204" calcext:value-type="float">
            <text:p>0.134204</text:p>
          </table:table-cell>
          <table:table-cell office:value-type="float" office:value="-0.276032" calcext:value-type="float">
            <text:p>-0.276032</text:p>
          </table:table-cell>
          <table:table-cell office:value-type="float" office:value="-0.0610016" calcext:value-type="float">
            <text:p>-0.061001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5942" calcext:value-type="float">
            <text:p>-1.45942</text:p>
          </table:table-cell>
          <table:table-cell office:value-type="float" office:value="-4.98355" calcext:value-type="float">
            <text:p>-4.98355</text:p>
          </table:table-cell>
          <table:table-cell office:value-type="float" office:value="0.363173" calcext:value-type="float">
            <text:p>0.363173</text:p>
          </table:table-cell>
          <table:table-cell office:value-type="float" office:value="0.134204" calcext:value-type="float">
            <text:p>0.134204</text:p>
          </table:table-cell>
          <table:table-cell office:value-type="float" office:value="-0.276032" calcext:value-type="float">
            <text:p>-0.276032</text:p>
          </table:table-cell>
          <table:table-cell office:value-type="float" office:value="-0.0610016" calcext:value-type="float">
            <text:p>-0.061001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5942" calcext:value-type="float">
            <text:p>-1.45942</text:p>
          </table:table-cell>
          <table:table-cell office:value-type="float" office:value="-4.98355" calcext:value-type="float">
            <text:p>-4.98355</text:p>
          </table:table-cell>
          <table:table-cell office:value-type="float" office:value="0.363173" calcext:value-type="float">
            <text:p>0.363173</text:p>
          </table:table-cell>
          <table:table-cell office:value-type="float" office:value="0.134204" calcext:value-type="float">
            <text:p>0.134204</text:p>
          </table:table-cell>
          <table:table-cell office:value-type="float" office:value="-0.276032" calcext:value-type="float">
            <text:p>-0.276032</text:p>
          </table:table-cell>
          <table:table-cell office:value-type="float" office:value="-0.0610016" calcext:value-type="float">
            <text:p>-0.061001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8544" calcext:value-type="float">
            <text:p>-1.38544</text:p>
          </table:table-cell>
          <table:table-cell office:value-type="float" office:value="-4.99475" calcext:value-type="float">
            <text:p>-4.99475</text:p>
          </table:table-cell>
          <table:table-cell office:value-type="float" office:value="0.365415" calcext:value-type="float">
            <text:p>0.365415</text:p>
          </table:table-cell>
          <table:table-cell office:value-type="float" office:value="0.167755" calcext:value-type="float">
            <text:p>0.167755</text:p>
          </table:table-cell>
          <table:table-cell office:value-type="float" office:value="-0.259257" calcext:value-type="float">
            <text:p>-0.259257</text:p>
          </table:table-cell>
          <table:table-cell office:value-type="float" office:value="-0.0488013" calcext:value-type="float">
            <text:p>-0.0488013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563" calcext:value-type="float">
            <text:p>-1.3563</text:p>
          </table:table-cell>
          <table:table-cell office:value-type="float" office:value="-4.98355" calcext:value-type="float">
            <text:p>-4.98355</text:p>
          </table:table-cell>
          <table:table-cell office:value-type="float" office:value="0.356448" calcext:value-type="float">
            <text:p>0.356448</text:p>
          </table:table-cell>
          <table:table-cell office:value-type="float" office:value="0.118953" calcext:value-type="float">
            <text:p>0.118953</text:p>
          </table:table-cell>
          <table:table-cell office:value-type="float" office:value="-0.285183" calcext:value-type="float">
            <text:p>-0.285183</text:p>
          </table:table-cell>
          <table:table-cell office:value-type="float" office:value="-0.0503264" calcext:value-type="float">
            <text:p>-0.050326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0337" calcext:value-type="float">
            <text:p>-1.40337</text:p>
          </table:table-cell>
          <table:table-cell office:value-type="float" office:value="-5.00596" calcext:value-type="float">
            <text:p>-5.00596</text:p>
          </table:table-cell>
          <table:table-cell office:value-type="float" office:value="0.363173" calcext:value-type="float">
            <text:p>0.363173</text:p>
          </table:table-cell>
          <table:table-cell office:value-type="float" office:value="0.176905" calcext:value-type="float">
            <text:p>0.176905</text:p>
          </table:table-cell>
          <table:table-cell office:value-type="float" office:value="-0.269932" calcext:value-type="float">
            <text:p>-0.269932</text:p>
          </table:table-cell>
          <table:table-cell office:value-type="float" office:value="-0.0533764" calcext:value-type="float">
            <text:p>-0.053376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1458" calcext:value-type="float">
            <text:p>-1.41458</text:p>
          </table:table-cell>
          <table:table-cell office:value-type="float" office:value="-4.99475" calcext:value-type="float">
            <text:p>-4.99475</text:p>
          </table:table-cell>
          <table:table-cell office:value-type="float" office:value="0.367657" calcext:value-type="float">
            <text:p>0.367657</text:p>
          </table:table-cell>
          <table:table-cell office:value-type="float" office:value="0.16928" calcext:value-type="float">
            <text:p>0.16928</text:p>
          </table:table-cell>
          <table:table-cell office:value-type="float" office:value="-0.277557" calcext:value-type="float">
            <text:p>-0.277557</text:p>
          </table:table-cell>
          <table:table-cell office:value-type="float" office:value="-0.0549015" calcext:value-type="float">
            <text:p>-0.054901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29801" calcext:value-type="float">
            <text:p>-1.29801</text:p>
          </table:table-cell>
          <table:table-cell office:value-type="float" office:value="-4.99251" calcext:value-type="float">
            <text:p>-4.99251</text:p>
          </table:table-cell>
          <table:table-cell office:value-type="float" office:value="0.360932" calcext:value-type="float">
            <text:p>0.360932</text:p>
          </table:table-cell>
          <table:table-cell office:value-type="float" office:value="0.155554" calcext:value-type="float">
            <text:p>0.155554</text:p>
          </table:table-cell>
          <table:table-cell office:value-type="float" office:value="-0.265357" calcext:value-type="float">
            <text:p>-0.265357</text:p>
          </table:table-cell>
          <table:table-cell office:value-type="float" office:value="-0.0518514" calcext:value-type="float">
            <text:p>-0.051851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0922" calcext:value-type="float">
            <text:p>-1.30922</text:p>
          </table:table-cell>
          <table:table-cell office:value-type="float" office:value="-4.97234" calcext:value-type="float">
            <text:p>-4.97234</text:p>
          </table:table-cell>
          <table:table-cell office:value-type="float" office:value="0.360932" calcext:value-type="float">
            <text:p>0.360932</text:p>
          </table:table-cell>
          <table:table-cell office:value-type="float" office:value="0.160129" calcext:value-type="float">
            <text:p>0.160129</text:p>
          </table:table-cell>
          <table:table-cell office:value-type="float" office:value="-0.268407" calcext:value-type="float">
            <text:p>-0.268407</text:p>
          </table:table-cell>
          <table:table-cell office:value-type="float" office:value="-0.0594766" calcext:value-type="float">
            <text:p>-0.059476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1234" calcext:value-type="float">
            <text:p>-1.41234</text:p>
          </table:table-cell>
          <table:table-cell office:value-type="float" office:value="-4.98579" calcext:value-type="float">
            <text:p>-4.98579</text:p>
          </table:table-cell>
          <table:table-cell office:value-type="float" office:value="0.356448" calcext:value-type="float">
            <text:p>0.356448</text:p>
          </table:table-cell>
          <table:table-cell office:value-type="float" office:value="0.131154" calcext:value-type="float">
            <text:p>0.131154</text:p>
          </table:table-cell>
          <table:table-cell office:value-type="float" office:value="-0.262307" calcext:value-type="float">
            <text:p>-0.262307</text:p>
          </table:table-cell>
          <table:table-cell office:value-type="float" office:value="-0.0564265" calcext:value-type="float">
            <text:p>-0.056426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6078" calcext:value-type="float">
            <text:p>-1.36078</text:p>
          </table:table-cell>
          <table:table-cell office:value-type="float" office:value="-5.00596" calcext:value-type="float">
            <text:p>-5.00596</text:p>
          </table:table-cell>
          <table:table-cell office:value-type="float" office:value="0.349722" calcext:value-type="float">
            <text:p>0.349722</text:p>
          </table:table-cell>
          <table:table-cell office:value-type="float" office:value="0.170805" calcext:value-type="float">
            <text:p>0.170805</text:p>
          </table:table-cell>
          <table:table-cell office:value-type="float" office:value="-0.244007" calcext:value-type="float">
            <text:p>-0.244007</text:p>
          </table:table-cell>
          <table:table-cell office:value-type="float" office:value="-0.0457512" calcext:value-type="float">
            <text:p>-0.0457512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0562" calcext:value-type="float">
            <text:p>-1.40562</text:p>
          </table:table-cell>
          <table:table-cell office:value-type="float" office:value="-4.98579" calcext:value-type="float">
            <text:p>-4.98579</text:p>
          </table:table-cell>
          <table:table-cell office:value-type="float" office:value="0.365415" calcext:value-type="float">
            <text:p>0.365415</text:p>
          </table:table-cell>
          <table:table-cell office:value-type="float" office:value="0.205881" calcext:value-type="float">
            <text:p>0.205881</text:p>
          </table:table-cell>
          <table:table-cell office:value-type="float" office:value="-0.259257" calcext:value-type="float">
            <text:p>-0.259257</text:p>
          </table:table-cell>
          <table:table-cell office:value-type="float" office:value="-0.0472763" calcext:value-type="float">
            <text:p>-0.0472763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8096" calcext:value-type="float">
            <text:p>-1.38096</text:p>
          </table:table-cell>
          <table:table-cell office:value-type="float" office:value="-4.99924" calcext:value-type="float">
            <text:p>-4.99924</text:p>
          </table:table-cell>
          <table:table-cell office:value-type="float" office:value="0.354206" calcext:value-type="float">
            <text:p>0.354206</text:p>
          </table:table-cell>
          <table:table-cell office:value-type="float" office:value="0.132679" calcext:value-type="float">
            <text:p>0.132679</text:p>
          </table:table-cell>
          <table:table-cell office:value-type="float" office:value="-0.257732" calcext:value-type="float">
            <text:p>-0.257732</text:p>
          </table:table-cell>
          <table:table-cell office:value-type="float" office:value="-0.0549015" calcext:value-type="float">
            <text:p>-0.054901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1907" calcext:value-type="float">
            <text:p>-1.41907</text:p>
          </table:table-cell>
          <table:table-cell office:value-type="float" office:value="-4.99251" calcext:value-type="float">
            <text:p>-4.99251</text:p>
          </table:table-cell>
          <table:table-cell office:value-type="float" office:value="0.367657" calcext:value-type="float">
            <text:p>0.367657</text:p>
          </table:table-cell>
          <table:table-cell office:value-type="float" office:value="0.129628" calcext:value-type="float">
            <text:p>0.129628</text:p>
          </table:table-cell>
          <table:table-cell office:value-type="float" office:value="-0.274507" calcext:value-type="float">
            <text:p>-0.274507</text:p>
          </table:table-cell>
          <table:table-cell office:value-type="float" office:value="-0.0564265" calcext:value-type="float">
            <text:p>-0.056426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1907" calcext:value-type="float">
            <text:p>-1.41907</text:p>
          </table:table-cell>
          <table:table-cell office:value-type="float" office:value="-4.99251" calcext:value-type="float">
            <text:p>-4.99251</text:p>
          </table:table-cell>
          <table:table-cell office:value-type="float" office:value="0.367657" calcext:value-type="float">
            <text:p>0.367657</text:p>
          </table:table-cell>
          <table:table-cell office:value-type="float" office:value="0.129628" calcext:value-type="float">
            <text:p>0.129628</text:p>
          </table:table-cell>
          <table:table-cell office:value-type="float" office:value="-0.274507" calcext:value-type="float">
            <text:p>-0.274507</text:p>
          </table:table-cell>
          <table:table-cell office:value-type="float" office:value="-0.0564265" calcext:value-type="float">
            <text:p>-0.056426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7647" calcext:value-type="float">
            <text:p>-1.37647</text:p>
          </table:table-cell>
          <table:table-cell office:value-type="float" office:value="-5.00148" calcext:value-type="float">
            <text:p>-5.00148</text:p>
          </table:table-cell>
          <table:table-cell office:value-type="float" office:value="0.381108" calcext:value-type="float">
            <text:p>0.381108</text:p>
          </table:table-cell>
          <table:table-cell office:value-type="float" office:value="0.154029" calcext:value-type="float">
            <text:p>0.154029</text:p>
          </table:table-cell>
          <table:table-cell office:value-type="float" office:value="-0.272982" calcext:value-type="float">
            <text:p>-0.272982</text:p>
          </table:table-cell>
          <table:table-cell office:value-type="float" office:value="-0.0579516" calcext:value-type="float">
            <text:p>-0.057951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7647" calcext:value-type="float">
            <text:p>-1.37647</text:p>
          </table:table-cell>
          <table:table-cell office:value-type="float" office:value="-5.00148" calcext:value-type="float">
            <text:p>-5.00148</text:p>
          </table:table-cell>
          <table:table-cell office:value-type="float" office:value="0.381108" calcext:value-type="float">
            <text:p>0.381108</text:p>
          </table:table-cell>
          <table:table-cell office:value-type="float" office:value="0.154029" calcext:value-type="float">
            <text:p>0.154029</text:p>
          </table:table-cell>
          <table:table-cell office:value-type="float" office:value="-0.272982" calcext:value-type="float">
            <text:p>-0.272982</text:p>
          </table:table-cell>
          <table:table-cell office:value-type="float" office:value="-0.0579516" calcext:value-type="float">
            <text:p>-0.057951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9216" calcext:value-type="float">
            <text:p>-1.39216</text:p>
          </table:table-cell>
          <table:table-cell office:value-type="float" office:value="-4.98579" calcext:value-type="float">
            <text:p>-4.98579</text:p>
          </table:table-cell>
          <table:table-cell office:value-type="float" office:value="0.351964" calcext:value-type="float">
            <text:p>0.351964</text:p>
          </table:table-cell>
          <table:table-cell office:value-type="float" office:value="0.140304" calcext:value-type="float">
            <text:p>0.140304</text:p>
          </table:table-cell>
          <table:table-cell office:value-type="float" office:value="-0.276032" calcext:value-type="float">
            <text:p>-0.276032</text:p>
          </table:table-cell>
          <table:table-cell office:value-type="float" office:value="-0.0579516" calcext:value-type="float">
            <text:p>-0.057951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406" calcext:value-type="float">
            <text:p>-1.3406</text:p>
          </table:table-cell>
          <table:table-cell office:value-type="float" office:value="-5.00596" calcext:value-type="float">
            <text:p>-5.00596</text:p>
          </table:table-cell>
          <table:table-cell office:value-type="float" office:value="0.360932" calcext:value-type="float">
            <text:p>0.360932</text:p>
          </table:table-cell>
          <table:table-cell office:value-type="float" office:value="0.114378" calcext:value-type="float">
            <text:p>0.114378</text:p>
          </table:table-cell>
          <table:table-cell office:value-type="float" office:value="-0.257732" calcext:value-type="float">
            <text:p>-0.257732</text:p>
          </table:table-cell>
          <table:table-cell office:value-type="float" office:value="-0.0472763" calcext:value-type="float">
            <text:p>-0.0472763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406" calcext:value-type="float">
            <text:p>-1.3406</text:p>
          </table:table-cell>
          <table:table-cell office:value-type="float" office:value="-5.00596" calcext:value-type="float">
            <text:p>-5.00596</text:p>
          </table:table-cell>
          <table:table-cell office:value-type="float" office:value="0.360932" calcext:value-type="float">
            <text:p>0.360932</text:p>
          </table:table-cell>
          <table:table-cell office:value-type="float" office:value="0.114378" calcext:value-type="float">
            <text:p>0.114378</text:p>
          </table:table-cell>
          <table:table-cell office:value-type="float" office:value="-0.257732" calcext:value-type="float">
            <text:p>-0.257732</text:p>
          </table:table-cell>
          <table:table-cell office:value-type="float" office:value="-0.0472763" calcext:value-type="float">
            <text:p>-0.0472763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0562" calcext:value-type="float">
            <text:p>-1.40562</text:p>
          </table:table-cell>
          <table:table-cell office:value-type="float" office:value="-4.99475" calcext:value-type="float">
            <text:p>-4.99475</text:p>
          </table:table-cell>
          <table:table-cell office:value-type="float" office:value="0.342997" calcext:value-type="float">
            <text:p>0.342997</text:p>
          </table:table-cell>
          <table:table-cell office:value-type="float" office:value="0.129628" calcext:value-type="float">
            <text:p>0.129628</text:p>
          </table:table-cell>
          <table:table-cell office:value-type="float" office:value="-0.240957" calcext:value-type="float">
            <text:p>-0.240957</text:p>
          </table:table-cell>
          <table:table-cell office:value-type="float" office:value="-0.0472763" calcext:value-type="float">
            <text:p>-0.0472763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2579" calcext:value-type="float">
            <text:p>-1.42579</text:p>
          </table:table-cell>
          <table:table-cell office:value-type="float" office:value="-4.97682" calcext:value-type="float">
            <text:p>-4.97682</text:p>
          </table:table-cell>
          <table:table-cell office:value-type="float" office:value="0.360932" calcext:value-type="float">
            <text:p>0.360932</text:p>
          </table:table-cell>
          <table:table-cell office:value-type="float" office:value="0.147929" calcext:value-type="float">
            <text:p>0.147929</text:p>
          </table:table-cell>
          <table:table-cell office:value-type="float" office:value="-0.263832" calcext:value-type="float">
            <text:p>-0.263832</text:p>
          </table:table-cell>
          <table:table-cell office:value-type="float" office:value="-0.0655768" calcext:value-type="float">
            <text:p>-0.0655768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7199" calcext:value-type="float">
            <text:p>-1.37199</text:p>
          </table:table-cell>
          <table:table-cell office:value-type="float" office:value="-4.99251" calcext:value-type="float">
            <text:p>-4.99251</text:p>
          </table:table-cell>
          <table:table-cell office:value-type="float" office:value="0.342997" calcext:value-type="float">
            <text:p>0.342997</text:p>
          </table:table-cell>
          <table:table-cell office:value-type="float" office:value="0.158604" calcext:value-type="float">
            <text:p>0.158604</text:p>
          </table:table-cell>
          <table:table-cell office:value-type="float" office:value="-0.280608" calcext:value-type="float">
            <text:p>-0.280608</text:p>
          </table:table-cell>
          <table:table-cell office:value-type="float" office:value="-0.0427012" calcext:value-type="float">
            <text:p>-0.0427012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7199" calcext:value-type="float">
            <text:p>-1.37199</text:p>
          </table:table-cell>
          <table:table-cell office:value-type="float" office:value="-4.99251" calcext:value-type="float">
            <text:p>-4.99251</text:p>
          </table:table-cell>
          <table:table-cell office:value-type="float" office:value="0.342997" calcext:value-type="float">
            <text:p>0.342997</text:p>
          </table:table-cell>
          <table:table-cell office:value-type="float" office:value="0.158604" calcext:value-type="float">
            <text:p>0.158604</text:p>
          </table:table-cell>
          <table:table-cell office:value-type="float" office:value="-0.280608" calcext:value-type="float">
            <text:p>-0.280608</text:p>
          </table:table-cell>
          <table:table-cell office:value-type="float" office:value="-0.0427012" calcext:value-type="float">
            <text:p>-0.0427012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675" calcext:value-type="float">
            <text:p>-1.3675</text:p>
          </table:table-cell>
          <table:table-cell office:value-type="float" office:value="-4.99027" calcext:value-type="float">
            <text:p>-4.99027</text:p>
          </table:table-cell>
          <table:table-cell office:value-type="float" office:value="0.35869" calcext:value-type="float">
            <text:p>0.35869</text:p>
          </table:table-cell>
          <table:table-cell office:value-type="float" office:value="0.135729" calcext:value-type="float">
            <text:p>0.135729</text:p>
          </table:table-cell>
          <table:table-cell office:value-type="float" office:value="-0.269932" calcext:value-type="float">
            <text:p>-0.269932</text:p>
          </table:table-cell>
          <table:table-cell office:value-type="float" office:value="-0.0594766" calcext:value-type="float">
            <text:p>-0.059476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5405" calcext:value-type="float">
            <text:p>-1.35405</text:p>
          </table:table-cell>
          <table:table-cell office:value-type="float" office:value="-5.00596" calcext:value-type="float">
            <text:p>-5.00596</text:p>
          </table:table-cell>
          <table:table-cell office:value-type="float" office:value="0.351964" calcext:value-type="float">
            <text:p>0.351964</text:p>
          </table:table-cell>
          <table:table-cell office:value-type="float" office:value="0.173855" calcext:value-type="float">
            <text:p>0.173855</text:p>
          </table:table-cell>
          <table:table-cell office:value-type="float" office:value="-0.251632" calcext:value-type="float">
            <text:p>-0.251632</text:p>
          </table:table-cell>
          <table:table-cell office:value-type="float" office:value="-0.0488013" calcext:value-type="float">
            <text:p>-0.0488013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5405" calcext:value-type="float">
            <text:p>-1.35405</text:p>
          </table:table-cell>
          <table:table-cell office:value-type="float" office:value="-5.00596" calcext:value-type="float">
            <text:p>-5.00596</text:p>
          </table:table-cell>
          <table:table-cell office:value-type="float" office:value="0.351964" calcext:value-type="float">
            <text:p>0.351964</text:p>
          </table:table-cell>
          <table:table-cell office:value-type="float" office:value="0.173855" calcext:value-type="float">
            <text:p>0.173855</text:p>
          </table:table-cell>
          <table:table-cell office:value-type="float" office:value="-0.251632" calcext:value-type="float">
            <text:p>-0.251632</text:p>
          </table:table-cell>
          <table:table-cell office:value-type="float" office:value="-0.0488013" calcext:value-type="float">
            <text:p>-0.0488013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0562" calcext:value-type="float">
            <text:p>-1.40562</text:p>
          </table:table-cell>
          <table:table-cell office:value-type="float" office:value="-4.96337" calcext:value-type="float">
            <text:p>-4.96337</text:p>
          </table:table-cell>
          <table:table-cell office:value-type="float" office:value="0.360932" calcext:value-type="float">
            <text:p>0.360932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-0.248582" calcext:value-type="float">
            <text:p>-0.248582</text:p>
          </table:table-cell>
          <table:table-cell office:value-type="float" office:value="-0.0549015" calcext:value-type="float">
            <text:p>-0.054901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0562" calcext:value-type="float">
            <text:p>-1.40562</text:p>
          </table:table-cell>
          <table:table-cell office:value-type="float" office:value="-4.96337" calcext:value-type="float">
            <text:p>-4.96337</text:p>
          </table:table-cell>
          <table:table-cell office:value-type="float" office:value="0.360932" calcext:value-type="float">
            <text:p>0.360932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-0.248582" calcext:value-type="float">
            <text:p>-0.248582</text:p>
          </table:table-cell>
          <table:table-cell office:value-type="float" office:value="-0.0549015" calcext:value-type="float">
            <text:p>-0.054901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5854" calcext:value-type="float">
            <text:p>-1.35854</text:p>
          </table:table-cell>
          <table:table-cell office:value-type="float" office:value="-4.99924" calcext:value-type="float">
            <text:p>-4.99924</text:p>
          </table:table-cell>
          <table:table-cell office:value-type="float" office:value="0.367657" calcext:value-type="float">
            <text:p>0.367657</text:p>
          </table:table-cell>
          <table:table-cell office:value-type="float" office:value="0.125053" calcext:value-type="float">
            <text:p>0.125053</text:p>
          </table:table-cell>
          <table:table-cell office:value-type="float" office:value="-0.276032" calcext:value-type="float">
            <text:p>-0.276032</text:p>
          </table:table-cell>
          <table:table-cell office:value-type="float" office:value="-0.0610016" calcext:value-type="float">
            <text:p>-0.061001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1818" calcext:value-type="float">
            <text:p>-1.31818</text:p>
          </table:table-cell>
          <table:table-cell office:value-type="float" office:value="-4.97906" calcext:value-type="float">
            <text:p>-4.97906</text:p>
          </table:table-cell>
          <table:table-cell office:value-type="float" office:value="0.372141" calcext:value-type="float">
            <text:p>0.372141</text:p>
          </table:table-cell>
          <table:table-cell office:value-type="float" office:value="0.152504" calcext:value-type="float">
            <text:p>0.152504</text:p>
          </table:table-cell>
          <table:table-cell office:value-type="float" office:value="-0.277557" calcext:value-type="float">
            <text:p>-0.277557</text:p>
          </table:table-cell>
          <table:table-cell office:value-type="float" office:value="-0.0533764" calcext:value-type="float">
            <text:p>-0.053376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1682" calcext:value-type="float">
            <text:p>-1.41682</text:p>
          </table:table-cell>
          <table:table-cell office:value-type="float" office:value="-4.97906" calcext:value-type="float">
            <text:p>-4.97906</text:p>
          </table:table-cell>
          <table:table-cell office:value-type="float" office:value="0.365415" calcext:value-type="float">
            <text:p>0.365415</text:p>
          </table:table-cell>
          <table:table-cell office:value-type="float" office:value="0.134204" calcext:value-type="float">
            <text:p>0.134204</text:p>
          </table:table-cell>
          <table:table-cell office:value-type="float" office:value="-0.248582" calcext:value-type="float">
            <text:p>-0.248582</text:p>
          </table:table-cell>
          <table:table-cell office:value-type="float" office:value="-0.0518514" calcext:value-type="float">
            <text:p>-0.051851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406" calcext:value-type="float">
            <text:p>-1.3406</text:p>
          </table:table-cell>
          <table:table-cell office:value-type="float" office:value="-4.99251" calcext:value-type="float">
            <text:p>-4.99251</text:p>
          </table:table-cell>
          <table:table-cell office:value-type="float" office:value="0.369899" calcext:value-type="float">
            <text:p>0.369899</text:p>
          </table:table-cell>
          <table:table-cell office:value-type="float" office:value="0.131154" calcext:value-type="float">
            <text:p>0.131154</text:p>
          </table:table-cell>
          <table:table-cell office:value-type="float" office:value="-0.266882" calcext:value-type="float">
            <text:p>-0.266882</text:p>
          </table:table-cell>
          <table:table-cell office:value-type="float" office:value="-0.0488013" calcext:value-type="float">
            <text:p>-0.0488013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3164" calcext:value-type="float">
            <text:p>-1.33164</text:p>
          </table:table-cell>
          <table:table-cell office:value-type="float" office:value="-5.00596" calcext:value-type="float">
            <text:p>-5.00596</text:p>
          </table:table-cell>
          <table:table-cell office:value-type="float" office:value="0.369899" calcext:value-type="float">
            <text:p>0.369899</text:p>
          </table:table-cell>
          <table:table-cell office:value-type="float" office:value="0.108278" calcext:value-type="float">
            <text:p>0.108278</text:p>
          </table:table-cell>
          <table:table-cell office:value-type="float" office:value="-0.268407" calcext:value-type="float">
            <text:p>-0.268407</text:p>
          </table:table-cell>
          <table:table-cell office:value-type="float" office:value="-0.0457512" calcext:value-type="float">
            <text:p>-0.0457512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37" calcext:value-type="float">
            <text:p>-1.437</text:p>
          </table:table-cell>
          <table:table-cell office:value-type="float" office:value="-4.97906" calcext:value-type="float">
            <text:p>-4.97906</text:p>
          </table:table-cell>
          <table:table-cell office:value-type="float" office:value="0.360932" calcext:value-type="float">
            <text:p>0.360932</text:p>
          </table:table-cell>
          <table:table-cell office:value-type="float" office:value="0.144879" calcext:value-type="float">
            <text:p>0.144879</text:p>
          </table:table-cell>
          <table:table-cell office:value-type="float" office:value="-0.257732" calcext:value-type="float">
            <text:p>-0.257732</text:p>
          </table:table-cell>
          <table:table-cell office:value-type="float" office:value="-0.0488013" calcext:value-type="float">
            <text:p>-0.0488013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3388" calcext:value-type="float">
            <text:p>-1.33388</text:p>
          </table:table-cell>
          <table:table-cell office:value-type="float" office:value="-4.98355" calcext:value-type="float">
            <text:p>-4.98355</text:p>
          </table:table-cell>
          <table:table-cell office:value-type="float" office:value="0.356448" calcext:value-type="float">
            <text:p>0.356448</text:p>
          </table:table-cell>
          <table:table-cell office:value-type="float" office:value="0.144879" calcext:value-type="float">
            <text:p>0.144879</text:p>
          </table:table-cell>
          <table:table-cell office:value-type="float" office:value="-0.248582" calcext:value-type="float">
            <text:p>-0.248582</text:p>
          </table:table-cell>
          <table:table-cell office:value-type="float" office:value="-0.0533764" calcext:value-type="float">
            <text:p>-0.053376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1234" calcext:value-type="float">
            <text:p>-1.41234</text:p>
          </table:table-cell>
          <table:table-cell office:value-type="float" office:value="-4.99251" calcext:value-type="float">
            <text:p>-4.99251</text:p>
          </table:table-cell>
          <table:table-cell office:value-type="float" office:value="0.363173" calcext:value-type="float">
            <text:p>0.363173</text:p>
          </table:table-cell>
          <table:table-cell office:value-type="float" office:value="0.16928" calcext:value-type="float">
            <text:p>0.16928</text:p>
          </table:table-cell>
          <table:table-cell office:value-type="float" office:value="-0.276032" calcext:value-type="float">
            <text:p>-0.276032</text:p>
          </table:table-cell>
          <table:table-cell office:value-type="float" office:value="-0.0564265" calcext:value-type="float">
            <text:p>-0.056426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1234" calcext:value-type="float">
            <text:p>-1.41234</text:p>
          </table:table-cell>
          <table:table-cell office:value-type="float" office:value="-4.99027" calcext:value-type="float">
            <text:p>-4.99027</text:p>
          </table:table-cell>
          <table:table-cell office:value-type="float" office:value="0.363173" calcext:value-type="float">
            <text:p>0.363173</text:p>
          </table:table-cell>
          <table:table-cell office:value-type="float" office:value="0.164704" calcext:value-type="float">
            <text:p>0.164704</text:p>
          </table:table-cell>
          <table:table-cell office:value-type="float" office:value="-0.268407" calcext:value-type="float">
            <text:p>-0.268407</text:p>
          </table:table-cell>
          <table:table-cell office:value-type="float" office:value="-0.0594766" calcext:value-type="float">
            <text:p>-0.059476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1234" calcext:value-type="float">
            <text:p>-1.41234</text:p>
          </table:table-cell>
          <table:table-cell office:value-type="float" office:value="-4.99027" calcext:value-type="float">
            <text:p>-4.99027</text:p>
          </table:table-cell>
          <table:table-cell office:value-type="float" office:value="0.363173" calcext:value-type="float">
            <text:p>0.363173</text:p>
          </table:table-cell>
          <table:table-cell office:value-type="float" office:value="0.164704" calcext:value-type="float">
            <text:p>0.164704</text:p>
          </table:table-cell>
          <table:table-cell office:value-type="float" office:value="-0.268407" calcext:value-type="float">
            <text:p>-0.268407</text:p>
          </table:table-cell>
          <table:table-cell office:value-type="float" office:value="-0.0594766" calcext:value-type="float">
            <text:p>-0.059476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3388" calcext:value-type="float">
            <text:p>-1.33388</text:p>
          </table:table-cell>
          <table:table-cell office:value-type="float" office:value="-5.00372" calcext:value-type="float">
            <text:p>-5.00372</text:p>
          </table:table-cell>
          <table:table-cell office:value-type="float" office:value="0.35869" calcext:value-type="float">
            <text:p>0.35869</text:p>
          </table:table-cell>
          <table:table-cell office:value-type="float" office:value="0.129628" calcext:value-type="float">
            <text:p>0.129628</text:p>
          </table:table-cell>
          <table:table-cell office:value-type="float" office:value="-0.257732" calcext:value-type="float">
            <text:p>-0.257732</text:p>
          </table:table-cell>
          <table:table-cell office:value-type="float" office:value="-0.0549015" calcext:value-type="float">
            <text:p>-0.054901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3388" calcext:value-type="float">
            <text:p>-1.33388</text:p>
          </table:table-cell>
          <table:table-cell office:value-type="float" office:value="-5.00372" calcext:value-type="float">
            <text:p>-5.00372</text:p>
          </table:table-cell>
          <table:table-cell office:value-type="float" office:value="0.35869" calcext:value-type="float">
            <text:p>0.35869</text:p>
          </table:table-cell>
          <table:table-cell office:value-type="float" office:value="0.129628" calcext:value-type="float">
            <text:p>0.129628</text:p>
          </table:table-cell>
          <table:table-cell office:value-type="float" office:value="-0.257732" calcext:value-type="float">
            <text:p>-0.257732</text:p>
          </table:table-cell>
          <table:table-cell office:value-type="float" office:value="-0.0549015" calcext:value-type="float">
            <text:p>-0.054901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7871" calcext:value-type="float">
            <text:p>-1.37871</text:p>
          </table:table-cell>
          <table:table-cell office:value-type="float" office:value="-4.97234" calcext:value-type="float">
            <text:p>-4.97234</text:p>
          </table:table-cell>
          <table:table-cell office:value-type="float" office:value="0.369899" calcext:value-type="float">
            <text:p>0.369899</text:p>
          </table:table-cell>
          <table:table-cell office:value-type="float" office:value="0.210456" calcext:value-type="float">
            <text:p>0.210456</text:p>
          </table:table-cell>
          <table:table-cell office:value-type="float" office:value="-0.263832" calcext:value-type="float">
            <text:p>-0.263832</text:p>
          </table:table-cell>
          <table:table-cell office:value-type="float" office:value="-0.0640517" calcext:value-type="float">
            <text:p>-0.0640517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3252" calcext:value-type="float">
            <text:p>-1.43252</text:p>
          </table:table-cell>
          <table:table-cell office:value-type="float" office:value="-5.00148" calcext:value-type="float">
            <text:p>-5.00148</text:p>
          </table:table-cell>
          <table:table-cell office:value-type="float" office:value="0.365415" calcext:value-type="float">
            <text:p>0.365415</text:p>
          </table:table-cell>
          <table:table-cell office:value-type="float" office:value="0.155554" calcext:value-type="float">
            <text:p>0.155554</text:p>
          </table:table-cell>
          <table:table-cell office:value-type="float" office:value="-0.269932" calcext:value-type="float">
            <text:p>-0.269932</text:p>
          </table:table-cell>
          <table:table-cell office:value-type="float" office:value="-0.0564265" calcext:value-type="float">
            <text:p>-0.056426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7199" calcext:value-type="float">
            <text:p>-1.37199</text:p>
          </table:table-cell>
          <table:table-cell office:value-type="float" office:value="-4.99027" calcext:value-type="float">
            <text:p>-4.99027</text:p>
          </table:table-cell>
          <table:table-cell office:value-type="float" office:value="0.35869" calcext:value-type="float">
            <text:p>0.35869</text:p>
          </table:table-cell>
          <table:table-cell office:value-type="float" office:value="0.179955" calcext:value-type="float">
            <text:p>0.179955</text:p>
          </table:table-cell>
          <table:table-cell office:value-type="float" office:value="-0.263832" calcext:value-type="float">
            <text:p>-0.263832</text:p>
          </table:table-cell>
          <table:table-cell office:value-type="float" office:value="-0.0503264" calcext:value-type="float">
            <text:p>-0.050326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9665" calcext:value-type="float">
            <text:p>-1.39665</text:p>
          </table:table-cell>
          <table:table-cell office:value-type="float" office:value="-4.99251" calcext:value-type="float">
            <text:p>-4.99251</text:p>
          </table:table-cell>
          <table:table-cell office:value-type="float" office:value="0.369899" calcext:value-type="float">
            <text:p>0.369899</text:p>
          </table:table-cell>
          <table:table-cell office:value-type="float" office:value="0.132679" calcext:value-type="float">
            <text:p>0.132679</text:p>
          </table:table-cell>
          <table:table-cell office:value-type="float" office:value="-0.263832" calcext:value-type="float">
            <text:p>-0.263832</text:p>
          </table:table-cell>
          <table:table-cell office:value-type="float" office:value="-0.0655768" calcext:value-type="float">
            <text:p>-0.0655768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6166" calcext:value-type="float">
            <text:p>-1.46166</text:p>
          </table:table-cell>
          <table:table-cell office:value-type="float" office:value="-4.99027" calcext:value-type="float">
            <text:p>-4.99027</text:p>
          </table:table-cell>
          <table:table-cell office:value-type="float" office:value="0.354206" calcext:value-type="float">
            <text:p>0.354206</text:p>
          </table:table-cell>
          <table:table-cell office:value-type="float" office:value="0.16928" calcext:value-type="float">
            <text:p>0.16928</text:p>
          </table:table-cell>
          <table:table-cell office:value-type="float" office:value="-0.256207" calcext:value-type="float">
            <text:p>-0.256207</text:p>
          </table:table-cell>
          <table:table-cell office:value-type="float" office:value="-0.0442262" calcext:value-type="float">
            <text:p>-0.0442262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2803" calcext:value-type="float">
            <text:p>-1.42803</text:p>
          </table:table-cell>
          <table:table-cell office:value-type="float" office:value="-5.00148" calcext:value-type="float">
            <text:p>-5.00148</text:p>
          </table:table-cell>
          <table:table-cell office:value-type="float" office:value="0.381108" calcext:value-type="float">
            <text:p>0.381108</text:p>
          </table:table-cell>
          <table:table-cell office:value-type="float" office:value="0.195205" calcext:value-type="float">
            <text:p>0.195205</text:p>
          </table:table-cell>
          <table:table-cell office:value-type="float" office:value="-0.242482" calcext:value-type="float">
            <text:p>-0.242482</text:p>
          </table:table-cell>
          <table:table-cell office:value-type="float" office:value="-0.0579516" calcext:value-type="float">
            <text:p>-0.057951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2355" calcext:value-type="float">
            <text:p>-1.42355</text:p>
          </table:table-cell>
          <table:table-cell office:value-type="float" office:value="-4.98355" calcext:value-type="float">
            <text:p>-4.98355</text:p>
          </table:table-cell>
          <table:table-cell office:value-type="float" office:value="0.360932" calcext:value-type="float">
            <text:p>0.360932</text:p>
          </table:table-cell>
          <table:table-cell office:value-type="float" office:value="0.195205" calcext:value-type="float">
            <text:p>0.195205</text:p>
          </table:table-cell>
          <table:table-cell office:value-type="float" office:value="-0.234856" calcext:value-type="float">
            <text:p>-0.234856</text:p>
          </table:table-cell>
          <table:table-cell office:value-type="float" office:value="-0.0610016" calcext:value-type="float">
            <text:p>-0.061001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3252" calcext:value-type="float">
            <text:p>-1.43252</text:p>
          </table:table-cell>
          <table:table-cell office:value-type="float" office:value="-5.00596" calcext:value-type="float">
            <text:p>-5.00596</text:p>
          </table:table-cell>
          <table:table-cell office:value-type="float" office:value="0.369899" calcext:value-type="float">
            <text:p>0.369899</text:p>
          </table:table-cell>
          <table:table-cell office:value-type="float" office:value="0.134204" calcext:value-type="float">
            <text:p>0.134204</text:p>
          </table:table-cell>
          <table:table-cell office:value-type="float" office:value="-0.289758" calcext:value-type="float">
            <text:p>-0.289758</text:p>
          </table:table-cell>
          <table:table-cell office:value-type="float" office:value="-0.0625267" calcext:value-type="float">
            <text:p>-0.0625267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3252" calcext:value-type="float">
            <text:p>-1.43252</text:p>
          </table:table-cell>
          <table:table-cell office:value-type="float" office:value="-5.00596" calcext:value-type="float">
            <text:p>-5.00596</text:p>
          </table:table-cell>
          <table:table-cell office:value-type="float" office:value="0.369899" calcext:value-type="float">
            <text:p>0.369899</text:p>
          </table:table-cell>
          <table:table-cell office:value-type="float" office:value="0.134204" calcext:value-type="float">
            <text:p>0.134204</text:p>
          </table:table-cell>
          <table:table-cell office:value-type="float" office:value="-0.289758" calcext:value-type="float">
            <text:p>-0.289758</text:p>
          </table:table-cell>
          <table:table-cell office:value-type="float" office:value="-0.0625267" calcext:value-type="float">
            <text:p>-0.0625267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1907" calcext:value-type="float">
            <text:p>-1.41907</text:p>
          </table:table-cell>
          <table:table-cell office:value-type="float" office:value="-5.00821" calcext:value-type="float">
            <text:p>-5.00821</text:p>
          </table:table-cell>
          <table:table-cell office:value-type="float" office:value="0.369899" calcext:value-type="float">
            <text:p>0.369899</text:p>
          </table:table-cell>
          <table:table-cell office:value-type="float" office:value="0.163179" calcext:value-type="float">
            <text:p>0.163179</text:p>
          </table:table-cell>
          <table:table-cell office:value-type="float" office:value="-0.242482" calcext:value-type="float">
            <text:p>-0.242482</text:p>
          </table:table-cell>
          <table:table-cell office:value-type="float" office:value="-0.0594766" calcext:value-type="float">
            <text:p>-0.059476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1907" calcext:value-type="float">
            <text:p>-1.41907</text:p>
          </table:table-cell>
          <table:table-cell office:value-type="float" office:value="-5.00821" calcext:value-type="float">
            <text:p>-5.00821</text:p>
          </table:table-cell>
          <table:table-cell office:value-type="float" office:value="0.369899" calcext:value-type="float">
            <text:p>0.369899</text:p>
          </table:table-cell>
          <table:table-cell office:value-type="float" office:value="0.163179" calcext:value-type="float">
            <text:p>0.163179</text:p>
          </table:table-cell>
          <table:table-cell office:value-type="float" office:value="-0.242482" calcext:value-type="float">
            <text:p>-0.242482</text:p>
          </table:table-cell>
          <table:table-cell office:value-type="float" office:value="-0.0594766" calcext:value-type="float">
            <text:p>-0.059476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6274" calcext:value-type="float">
            <text:p>0.0017627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8768" calcext:value-type="float">
            <text:p>-1.38768</text:p>
          </table:table-cell>
          <table:table-cell office:value-type="float" office:value="-4.97906" calcext:value-type="float">
            <text:p>-4.97906</text:p>
          </table:table-cell>
          <table:table-cell office:value-type="float" office:value="0.365415" calcext:value-type="float">
            <text:p>0.365415</text:p>
          </table:table-cell>
          <table:table-cell office:value-type="float" office:value="0.0976026" calcext:value-type="float">
            <text:p>0.0976026</text:p>
          </table:table-cell>
          <table:table-cell office:value-type="float" office:value="-0.295858" calcext:value-type="float">
            <text:p>-0.295858</text:p>
          </table:table-cell>
          <table:table-cell office:value-type="float" office:value="-0.0564265" calcext:value-type="float">
            <text:p>-0.056426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9514" calcext:value-type="float">
            <text:p>0.0017951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3028" calcext:value-type="float">
            <text:p>-1.43028</text:p>
          </table:table-cell>
          <table:table-cell office:value-type="float" office:value="-5.00821" calcext:value-type="float">
            <text:p>-5.00821</text:p>
          </table:table-cell>
          <table:table-cell office:value-type="float" office:value="0.345239" calcext:value-type="float">
            <text:p>0.345239</text:p>
          </table:table-cell>
          <table:table-cell office:value-type="float" office:value="0.146404" calcext:value-type="float">
            <text:p>0.146404</text:p>
          </table:table-cell>
          <table:table-cell office:value-type="float" office:value="-0.260782" calcext:value-type="float">
            <text:p>-0.260782</text:p>
          </table:table-cell>
          <table:table-cell office:value-type="float" office:value="-0.0564265" calcext:value-type="float">
            <text:p>-0.056426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6614" calcext:value-type="float">
            <text:p>-1.46614</text:p>
          </table:table-cell>
          <table:table-cell office:value-type="float" office:value="-4.99924" calcext:value-type="float">
            <text:p>-4.99924</text:p>
          </table:table-cell>
          <table:table-cell office:value-type="float" office:value="0.365415" calcext:value-type="float">
            <text:p>0.365415</text:p>
          </table:table-cell>
          <table:table-cell office:value-type="float" office:value="0.150979" calcext:value-type="float">
            <text:p>0.150979</text:p>
          </table:table-cell>
          <table:table-cell office:value-type="float" office:value="-0.242482" calcext:value-type="float">
            <text:p>-0.242482</text:p>
          </table:table-cell>
          <table:table-cell office:value-type="float" office:value="-0.0411761" calcext:value-type="float">
            <text:p>-0.0411761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406" calcext:value-type="float">
            <text:p>-1.3406</text:p>
          </table:table-cell>
          <table:table-cell office:value-type="float" office:value="-4.99027" calcext:value-type="float">
            <text:p>-4.99027</text:p>
          </table:table-cell>
          <table:table-cell office:value-type="float" office:value="0.351964" calcext:value-type="float">
            <text:p>0.351964</text:p>
          </table:table-cell>
          <table:table-cell office:value-type="float" office:value="0.17233" calcext:value-type="float">
            <text:p>0.17233</text:p>
          </table:table-cell>
          <table:table-cell office:value-type="float" office:value="-0.236381" calcext:value-type="float">
            <text:p>-0.236381</text:p>
          </table:table-cell>
          <table:table-cell office:value-type="float" office:value="-0.0594766" calcext:value-type="float">
            <text:p>-0.059476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6839" calcext:value-type="float">
            <text:p>-1.46839</text:p>
          </table:table-cell>
          <table:table-cell office:value-type="float" office:value="-5.00372" calcext:value-type="float">
            <text:p>-5.00372</text:p>
          </table:table-cell>
          <table:table-cell office:value-type="float" office:value="0.365415" calcext:value-type="float">
            <text:p>0.365415</text:p>
          </table:table-cell>
          <table:table-cell office:value-type="float" office:value="0.115903" calcext:value-type="float">
            <text:p>0.115903</text:p>
          </table:table-cell>
          <table:table-cell office:value-type="float" office:value="-0.282133" calcext:value-type="float">
            <text:p>-0.282133</text:p>
          </table:table-cell>
          <table:table-cell office:value-type="float" office:value="-0.0549015" calcext:value-type="float">
            <text:p>-0.054901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8544" calcext:value-type="float">
            <text:p>-1.38544</text:p>
          </table:table-cell>
          <table:table-cell office:value-type="float" office:value="-4.98803" calcext:value-type="float">
            <text:p>-4.98803</text:p>
          </table:table-cell>
          <table:table-cell office:value-type="float" office:value="0.363173" calcext:value-type="float">
            <text:p>0.363173</text:p>
          </table:table-cell>
          <table:table-cell office:value-type="float" office:value="0.117428" calcext:value-type="float">
            <text:p>0.117428</text:p>
          </table:table-cell>
          <table:table-cell office:value-type="float" office:value="-0.279083" calcext:value-type="float">
            <text:p>-0.279083</text:p>
          </table:table-cell>
          <table:table-cell office:value-type="float" office:value="-0.0564265" calcext:value-type="float">
            <text:p>-0.056426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1818" calcext:value-type="float">
            <text:p>-1.31818</text:p>
          </table:table-cell>
          <table:table-cell office:value-type="float" office:value="-4.97906" calcext:value-type="float">
            <text:p>-4.97906</text:p>
          </table:table-cell>
          <table:table-cell office:value-type="float" office:value="0.35869" calcext:value-type="float">
            <text:p>0.35869</text:p>
          </table:table-cell>
          <table:table-cell office:value-type="float" office:value="0.143354" calcext:value-type="float">
            <text:p>0.143354</text:p>
          </table:table-cell>
          <table:table-cell office:value-type="float" office:value="-0.274507" calcext:value-type="float">
            <text:p>-0.274507</text:p>
          </table:table-cell>
          <table:table-cell office:value-type="float" office:value="-0.0518514" calcext:value-type="float">
            <text:p>-0.051851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4597" calcext:value-type="float">
            <text:p>-1.44597</text:p>
          </table:table-cell>
          <table:table-cell office:value-type="float" office:value="-5.00148" calcext:value-type="float">
            <text:p>-5.00148</text:p>
          </table:table-cell>
          <table:table-cell office:value-type="float" office:value="0.360932" calcext:value-type="float">
            <text:p>0.360932</text:p>
          </table:table-cell>
          <table:table-cell office:value-type="float" office:value="0.161654" calcext:value-type="float">
            <text:p>0.161654</text:p>
          </table:table-cell>
          <table:table-cell office:value-type="float" office:value="-0.285183" calcext:value-type="float">
            <text:p>-0.285183</text:p>
          </table:table-cell>
          <table:table-cell office:value-type="float" office:value="-0.0488013" calcext:value-type="float">
            <text:p>-0.0488013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101" calcext:value-type="float">
            <text:p>-1.4101</text:p>
          </table:table-cell>
          <table:table-cell office:value-type="float" office:value="-4.997" calcext:value-type="float">
            <text:p>-4.997</text:p>
          </table:table-cell>
          <table:table-cell office:value-type="float" office:value="0.374382" calcext:value-type="float">
            <text:p>0.374382</text:p>
          </table:table-cell>
          <table:table-cell office:value-type="float" office:value="0.112853" calcext:value-type="float">
            <text:p>0.112853</text:p>
          </table:table-cell>
          <table:table-cell office:value-type="float" office:value="-0.298908" calcext:value-type="float">
            <text:p>-0.298908</text:p>
          </table:table-cell>
          <table:table-cell office:value-type="float" office:value="-0.0610016" calcext:value-type="float">
            <text:p>-0.061001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3612" calcext:value-type="float">
            <text:p>-1.33612</text:p>
          </table:table-cell>
          <table:table-cell office:value-type="float" office:value="-4.99475" calcext:value-type="float">
            <text:p>-4.99475</text:p>
          </table:table-cell>
          <table:table-cell office:value-type="float" office:value="0.367657" calcext:value-type="float">
            <text:p>0.367657</text:p>
          </table:table-cell>
          <table:table-cell office:value-type="float" office:value="0.154029" calcext:value-type="float">
            <text:p>0.154029</text:p>
          </table:table-cell>
          <table:table-cell office:value-type="float" office:value="-0.256207" calcext:value-type="float">
            <text:p>-0.256207</text:p>
          </table:table-cell>
          <table:table-cell office:value-type="float" office:value="-0.0442262" calcext:value-type="float">
            <text:p>-0.0442262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3612" calcext:value-type="float">
            <text:p>-1.33612</text:p>
          </table:table-cell>
          <table:table-cell office:value-type="float" office:value="-4.99475" calcext:value-type="float">
            <text:p>-4.99475</text:p>
          </table:table-cell>
          <table:table-cell office:value-type="float" office:value="0.367657" calcext:value-type="float">
            <text:p>0.367657</text:p>
          </table:table-cell>
          <table:table-cell office:value-type="float" office:value="0.154029" calcext:value-type="float">
            <text:p>0.154029</text:p>
          </table:table-cell>
          <table:table-cell office:value-type="float" office:value="-0.256207" calcext:value-type="float">
            <text:p>-0.256207</text:p>
          </table:table-cell>
          <table:table-cell office:value-type="float" office:value="-0.0442262" calcext:value-type="float">
            <text:p>-0.0442262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51322" calcext:value-type="float">
            <text:p>-1.51322</text:p>
          </table:table-cell>
          <table:table-cell office:value-type="float" office:value="-4.997" calcext:value-type="float">
            <text:p>-4.997</text:p>
          </table:table-cell>
          <table:table-cell office:value-type="float" office:value="0.360932" calcext:value-type="float">
            <text:p>0.360932</text:p>
          </table:table-cell>
          <table:table-cell office:value-type="float" office:value="0.20283" calcext:value-type="float">
            <text:p>0.20283</text:p>
          </table:table-cell>
          <table:table-cell office:value-type="float" office:value="-0.279083" calcext:value-type="float">
            <text:p>-0.279083</text:p>
          </table:table-cell>
          <table:table-cell office:value-type="float" office:value="-0.0564265" calcext:value-type="float">
            <text:p>-0.056426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51322" calcext:value-type="float">
            <text:p>-1.51322</text:p>
          </table:table-cell>
          <table:table-cell office:value-type="float" office:value="-4.997" calcext:value-type="float">
            <text:p>-4.997</text:p>
          </table:table-cell>
          <table:table-cell office:value-type="float" office:value="0.360932" calcext:value-type="float">
            <text:p>0.360932</text:p>
          </table:table-cell>
          <table:table-cell office:value-type="float" office:value="0.20283" calcext:value-type="float">
            <text:p>0.20283</text:p>
          </table:table-cell>
          <table:table-cell office:value-type="float" office:value="-0.279083" calcext:value-type="float">
            <text:p>-0.279083</text:p>
          </table:table-cell>
          <table:table-cell office:value-type="float" office:value="-0.0564265" calcext:value-type="float">
            <text:p>-0.056426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3924" calcext:value-type="float">
            <text:p>-1.43924</text:p>
          </table:table-cell>
          <table:table-cell office:value-type="float" office:value="-4.99924" calcext:value-type="float">
            <text:p>-4.99924</text:p>
          </table:table-cell>
          <table:table-cell office:value-type="float" office:value="0.367657" calcext:value-type="float">
            <text:p>0.367657</text:p>
          </table:table-cell>
          <table:table-cell office:value-type="float" office:value="0.201305" calcext:value-type="float">
            <text:p>0.201305</text:p>
          </table:table-cell>
          <table:table-cell office:value-type="float" office:value="-0.314158" calcext:value-type="float">
            <text:p>-0.314158</text:p>
          </table:table-cell>
          <table:table-cell office:value-type="float" office:value="-0.0503264" calcext:value-type="float">
            <text:p>-0.050326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3924" calcext:value-type="float">
            <text:p>-1.43924</text:p>
          </table:table-cell>
          <table:table-cell office:value-type="float" office:value="-4.99924" calcext:value-type="float">
            <text:p>-4.99924</text:p>
          </table:table-cell>
          <table:table-cell office:value-type="float" office:value="0.367657" calcext:value-type="float">
            <text:p>0.367657</text:p>
          </table:table-cell>
          <table:table-cell office:value-type="float" office:value="0.201305" calcext:value-type="float">
            <text:p>0.201305</text:p>
          </table:table-cell>
          <table:table-cell office:value-type="float" office:value="-0.314158" calcext:value-type="float">
            <text:p>-0.314158</text:p>
          </table:table-cell>
          <table:table-cell office:value-type="float" office:value="-0.0503264" calcext:value-type="float">
            <text:p>-0.050326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1818" calcext:value-type="float">
            <text:p>-1.31818</text:p>
          </table:table-cell>
          <table:table-cell office:value-type="float" office:value="-4.99027" calcext:value-type="float">
            <text:p>-4.99027</text:p>
          </table:table-cell>
          <table:table-cell office:value-type="float" office:value="0.385591" calcext:value-type="float">
            <text:p>0.385591</text:p>
          </table:table-cell>
          <table:table-cell office:value-type="float" office:value="0.118953" calcext:value-type="float">
            <text:p>0.118953</text:p>
          </table:table-cell>
          <table:table-cell office:value-type="float" office:value="-0.279083" calcext:value-type="float">
            <text:p>-0.279083</text:p>
          </table:table-cell>
          <table:table-cell office:value-type="float" office:value="-0.0518514" calcext:value-type="float">
            <text:p>-0.051851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1818" calcext:value-type="float">
            <text:p>-1.31818</text:p>
          </table:table-cell>
          <table:table-cell office:value-type="float" office:value="-4.99027" calcext:value-type="float">
            <text:p>-4.99027</text:p>
          </table:table-cell>
          <table:table-cell office:value-type="float" office:value="0.385591" calcext:value-type="float">
            <text:p>0.385591</text:p>
          </table:table-cell>
          <table:table-cell office:value-type="float" office:value="0.118953" calcext:value-type="float">
            <text:p>0.118953</text:p>
          </table:table-cell>
          <table:table-cell office:value-type="float" office:value="-0.279083" calcext:value-type="float">
            <text:p>-0.279083</text:p>
          </table:table-cell>
          <table:table-cell office:value-type="float" office:value="-0.0518514" calcext:value-type="float">
            <text:p>-0.0518514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832" calcext:value-type="float">
            <text:p>-1.3832</text:p>
          </table:table-cell>
          <table:table-cell office:value-type="float" office:value="-4.99251" calcext:value-type="float">
            <text:p>-4.99251</text:p>
          </table:table-cell>
          <table:table-cell office:value-type="float" office:value="0.360932" calcext:value-type="float">
            <text:p>0.360932</text:p>
          </table:table-cell>
          <table:table-cell office:value-type="float" office:value="0.123528" calcext:value-type="float">
            <text:p>0.123528</text:p>
          </table:table-cell>
          <table:table-cell office:value-type="float" office:value="-0.224181" calcext:value-type="float">
            <text:p>-0.224181</text:p>
          </table:table-cell>
          <table:table-cell office:value-type="float" office:value="-0.0564265" calcext:value-type="float">
            <text:p>-0.056426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832" calcext:value-type="float">
            <text:p>-1.3832</text:p>
          </table:table-cell>
          <table:table-cell office:value-type="float" office:value="-4.99251" calcext:value-type="float">
            <text:p>-4.99251</text:p>
          </table:table-cell>
          <table:table-cell office:value-type="float" office:value="0.360932" calcext:value-type="float">
            <text:p>0.360932</text:p>
          </table:table-cell>
          <table:table-cell office:value-type="float" office:value="0.123528" calcext:value-type="float">
            <text:p>0.123528</text:p>
          </table:table-cell>
          <table:table-cell office:value-type="float" office:value="-0.224181" calcext:value-type="float">
            <text:p>-0.224181</text:p>
          </table:table-cell>
          <table:table-cell office:value-type="float" office:value="-0.0564265" calcext:value-type="float">
            <text:p>-0.0564265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37647" calcext:value-type="float">
            <text:p>-1.37647</text:p>
          </table:table-cell>
          <table:table-cell office:value-type="float" office:value="-4.99027" calcext:value-type="float">
            <text:p>-4.99027</text:p>
          </table:table-cell>
          <table:table-cell office:value-type="float" office:value="0.360932" calcext:value-type="float">
            <text:p>0.360932</text:p>
          </table:table-cell>
          <table:table-cell office:value-type="float" office:value="0.19063" calcext:value-type="float">
            <text:p>0.19063</text:p>
          </table:table-cell>
          <table:table-cell office:value-type="float" office:value="-0.244007" calcext:value-type="float">
            <text:p>-0.244007</text:p>
          </table:table-cell>
          <table:table-cell office:value-type="float" office:value="-0.073202" calcext:value-type="float">
            <text:p>-0.073202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.00311056" calcext:value-type="float">
            <text:p>0.00311056</text:p>
          </table:table-cell>
          <table:table-cell office:value-type="float" office:value="0.00153569" calcext:value-type="float">
            <text:p>0.00153569</text:p>
          </table:table-cell>
          <table:table-cell office:value-type="float" office:value="-0.00591941" calcext:value-type="float">
            <text:p>-0.00591941</text:p>
          </table:table-cell>
          <table:table-cell office:value-type="float" office:value="0.00177894" calcext:value-type="float">
            <text:p>0.00177894</text:p>
          </table:table-cell>
          <table:table-cell office:value-type="float" office:value="-0.00315503" calcext:value-type="float">
            <text:p>-0.00315503</text:p>
          </table:table-cell>
          <table:table-cell office:value-type="float" office:value="0.00116083" calcext:value-type="float">
            <text:p>0.0011608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1.43476" calcext:value-type="float">
            <text:p>-1.43476</text:p>
          </table:table-cell>
          <table:table-cell office:value-type="float" office:value="-5.00596" calcext:value-type="float">
            <text:p>-5.00596</text:p>
          </table:table-cell>
          <table:table-cell office:value-type="float" office:value="0.360932" calcext:value-type="float">
            <text:p>0.360932</text:p>
          </table:table-cell>
          <table:table-cell office:value-type="float" office:value="0.179955" calcext:value-type="float">
            <text:p>0.179955</text:p>
          </table:table-cell>
          <table:table-cell office:value-type="float" office:value="-0.225706" calcext:value-type="float">
            <text:p>-0.225706</text:p>
          </table:table-cell>
          <table:table-cell office:value-type="float" office:value="-0.0518514" calcext:value-type="float">
            <text:p>-0.05185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1T12:36:26.346904933</dc:date>
    <meta:editing-duration>PT4M40S</meta:editing-duration>
    <meta:editing-cycles>1</meta:editing-cycles>
    <meta:document-statistic meta:table-count="1" meta:cell-count="3072" meta:object-count="0"/>
    <meta:generator>LibreOffice/6.4.7.2$Linux_X86_64 LibreOffice_project/40$Build-2</meta:generator>
  </office:meta>
</office:document-meta>
</file>